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74.61pt"/>
    </style:style>
    <style:style style:name="co4" style:family="table-column">
      <style:table-column-properties fo:break-before="auto" style:column-width="90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7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09.86pt" svg:height="511.99pt" svg:x="549.86pt" svg:y="379.53pt">
            <draw:object draw:notify-on-update-of-ranges="Sheet1.N10:Sheet1.N20 Sheet1.Q10:Sheet1.Q20 Sheet1.R10:Sheet1.R20 Sheet1.R10:Sheet1.R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34pt" svg:x="1689.56pt" svg:y="1770.92pt">
            <draw:object draw:notify-on-update-of-ranges="Sheet1.AF96:Sheet1.AF100 Sheet1.AG96:Sheet1.AG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number-columns-repeated="3" table:default-cell-style-name="Default"/>
        <table:table-column table:style-name="co1" table:number-columns-repeated="19" table:default-cell-style-name="Default"/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10"/>
          <table:table-cell office:value-type="float" office:value="0.075" calcext:value-type="float">
            <text:p>0.075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L=100mm</text:p>
          </table:table-cell>
          <table:table-cell table:number-columns-repeated="46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сталь?</text:p>
          </table:table-cell>
          <table:table-cell table:number-columns-repeated="2" office:value-type="string" calcext:value-type="string">
            <text:p>T, ^\circ C</text:p>
          </table:table-cell>
          <table:table-cell table:number-columns-repeated="2" office:value-type="string" calcext:value-type="string">
            <text:p>d, mm</text:p>
          </table:table-cell>
          <table:table-cell office:value-type="string" calcext:value-type="string">
            <text:p>t0, сек</text:p>
          </table:table-cell>
          <table:table-cell office:value-type="string" calcext:value-type="string">
            <text:p>t1, сек</text:p>
          </table:table-cell>
          <table:table-cell office:value-type="string" calcext:value-type="string">
            <text:p>eta</text:p>
          </table:table-cell>
          <table:table-cell table:number-columns-repeated="3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4.2" calcext:value-type="float">
            <text:p>14.2</text:p>
          </table:table-cell>
          <table:table-cell office:value-type="float" office:value="14.24" calcext:value-type="float">
            <text:p>14.24</text:p>
          </table:table-cell>
          <table:table-cell table:formula="of:=2/9*9.81*(([.E9]+[.F9])/2000)*(([.E9]+[.F9])/2000)*(2600-(1260 - 15 * ([.C9]-20)/35)+(7700-2600)*[.B9])/0.1*([.G9]+[.H9])/2" office:value-type="float" office:value="1.492315811532" calcext:value-type="float">
            <text:p>1.492315811532</text:p>
          </table:table-cell>
          <table:table-cell table:number-columns-repeated="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4.1" calcext:value-type="float">
            <text:p>24.1</text:p>
          </table:table-cell>
          <table:table-cell table:formula="of:=4.75-2.6" office:value-type="float" office:value="2.15" calcext:value-type="float">
            <text:p>2.15</text:p>
          </table:table-cell>
          <table:table-cell table:formula="of:=4.85-2.75" office:value-type="float" office:value="2.1" calcext:value-type="float">
            <text:p>2.1</text:p>
          </table:table-cell>
          <table:table-cell office:value-type="float" office:value="11.31" calcext:value-type="float">
            <text:p>11.31</text:p>
          </table:table-cell>
          <table:table-cell office:value-type="float" office:value="11.39" calcext:value-type="float">
            <text:p>11.39</text:p>
          </table:table-cell>
          <table:table-cell table:formula="of:=2/9*9.81*(([.E8]+[.F8])/2000)*(([.E8]+[.F8])/2000)*(2600-(1260 - 15 * ([.C8]-20)/35)+(7700-2600)*[.B8])/0.1*([.G8]+[.H8])/2" office:value-type="float" office:value="1.49914672326116" calcext:value-type="float">
            <text:p>1.49914672326116</text:p>
          </table:table-cell>
          <table:table-cell table:number-columns-repeated="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24" calcext:value-type="float">
            <text:p>24</text:p>
          </table:table-cell>
          <table:table-cell office:value-type="float" office:value="2.1" calcext:value-type="float">
            <text:p>2.1</text:p>
          </table:table-cell>
          <table:table-cell table:style-name="ce1" office:value-type="float" office:value="2.1" calcext:value-type="float">
            <text:p>2.1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1" calcext:value-type="float">
            <text:p>11.51</text:p>
          </table:table-cell>
          <table:table-cell table:formula="of:=2/9*9.81*(([.E7]+[.F7])/2000)*(([.E7]+[.F7])/2000)*(2600-(1260 - 15 * ([.C7]-20)/35)+(7700-2600)*[.B7])/0.1*([.G7]+[.H7])/2" office:value-type="float" office:value="1.27805363448686" calcext:value-type="float">
            <text:p>1.27805363448686</text:p>
          </table:table-cell>
          <table:table-cell table:number-columns-repeated="3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4.6" calcext:value-type="float">
            <text:p>24.6</text:p>
          </table:table-cell>
          <table:table-cell office:value-type="float" office:value="0.8" calcext:value-type="float">
            <text:p>0.8</text:p>
          </table:table-cell>
          <table:table-cell table:formula="of:=3.7-2.85" office:value-type="float" office:value="0.85" calcext:value-type="float">
            <text:p>0.85</text:p>
          </table:table-cell>
          <table:table-cell office:value-type="float" office:value="19.81" calcext:value-type="float">
            <text:p>19.81</text:p>
          </table:table-cell>
          <table:table-cell office:value-type="float" office:value="20.19" calcext:value-type="float">
            <text:p>20.19</text:p>
          </table:table-cell>
          <table:table-cell table:formula="of:=2/9*9.81*(([.E10]+[.F10])/2000)*(([.E10]+[.F10])/2000)*(2600-(1260 - 15 * ([.C10]-20)/35)+(7700-2600)*[.B10])/0.1*([.G10]+[.H10])/2" office:value-type="float" office:value="1.91167112635714" calcext:value-type="float">
            <text:p>1.91167112635714</text:p>
          </table:table-cell>
          <table:table-cell table:number-columns-repeated="3"/>
          <table:table-cell office:value-type="float" office:value="24.275" calcext:value-type="float">
            <text:p>24.275</text:p>
          </table:table-cell>
          <table:table-cell table:formula="of:=1000/(273+[.M10])" office:value-type="float" office:value="3.36388865528551" calcext:value-type="float">
            <text:p>3.36388865528551</text:p>
          </table:table-cell>
          <table:table-cell office:value-type="float" office:value="1.60565638448001" calcext:value-type="float">
            <text:p>1.60565638448001</text:p>
          </table:table-cell>
          <table:table-cell office:value-type="float" office:value="0.138058533742992" calcext:value-type="float">
            <text:p>0.138058533742992</text:p>
          </table:table-cell>
          <table:table-cell table:formula="of:=LOG10([.O10])" office:value-type="float" office:value="0.205652610499967" calcext:value-type="float">
            <text:p>0.205652610499967</text:p>
          </table:table-cell>
          <table:table-cell table:formula="of:=[.P10]/[.O10]/LOG(10)" office:value-type="float" office:value="0.0859826143858931" calcext:value-type="float">
            <text:p>0.085982614385893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.6" calcext:value-type="float">
            <text:p>24.6</text:p>
          </table:table-cell>
          <table:table-cell office:value-type="float" office:value="24.7" calcext:value-type="float">
            <text:p>24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9.31" calcext:value-type="float">
            <text:p>19.31</text:p>
          </table:table-cell>
          <table:table-cell office:value-type="float" office:value="19.27" calcext:value-type="float">
            <text:p>19.27</text:p>
          </table:table-cell>
          <table:table-cell table:formula="of:=2/9*9.81*(([.E11]+[.F11])/2000)*(([.E11]+[.F11])/2000)*(2600-(1260 - 15 * ([.C11]-20)/35)+(7700-2600)*[.B11])/0.1*([.G11]+[.H11])/2" office:value-type="float" office:value="1.73375405381486" calcext:value-type="float">
            <text:p>1.73375405381486</text:p>
          </table:table-cell>
          <table:table-cell table:formula="of:=AVERAGE([.C8:.C11])" office:value-type="float" office:value="24.275" calcext:value-type="float">
            <text:p>24.275</text:p>
          </table:table-cell>
          <table:table-cell table:formula="of:=AVERAGE([.I8:.I11])" office:value-type="float" office:value="1.60565638448001" calcext:value-type="float">
            <text:p>1.60565638448001</text:p>
          </table:table-cell>
          <table:table-cell table:formula="of:=SQRT(VARP([.I8:.I11])/3)" office:value-type="float" office:value="0.138058533742992" calcext:value-type="float">
            <text:p>0.138058533742992</text:p>
          </table:table-cell>
          <table:table-cell office:value-type="float" office:value="29.8" calcext:value-type="float">
            <text:p>29.8</text:p>
          </table:table-cell>
          <table:table-cell table:formula="of:=1000/(273+[.M11])" office:value-type="float" office:value="3.30250990752972" calcext:value-type="float">
            <text:p>3.30250990752972</text:p>
          </table:table-cell>
          <table:table-cell office:value-type="float" office:value="1.00883176072882" calcext:value-type="float">
            <text:p>1.00883176072882</text:p>
          </table:table-cell>
          <table:table-cell office:value-type="float" office:value="0.030114292558124" calcext:value-type="float">
            <text:p>0.030114292558124</text:p>
          </table:table-cell>
          <table:table-cell table:formula="of:=LOG10([.O11])" office:value-type="float" office:value="0.00381874653502633" calcext:value-type="float">
            <text:p>0.003818746535026</text:p>
          </table:table-cell>
          <table:table-cell table:formula="of:=[.P11]/[.O11]/LOG(10)" office:value-type="float" office:value="0.0298506586830377" calcext:value-type="float">
            <text:p>0.029850658683038</text:p>
          </table:table-cell>
          <table:table-cell/>
          <table:table-cell office:value-type="string" calcext:value-type="string">
            <text:p>!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9.8" calcext:value-type="float">
            <text:p>29.8</text:p>
          </table:table-cell>
          <table:table-cell table:formula="of:=4.15-2.05" office:value-type="float" office:value="2.1" calcext:value-type="float">
            <text:p>2.1</text:p>
          </table:table-cell>
          <table:table-cell office:value-type="float" office:value="2.1" calcext:value-type="float">
            <text:p>2.1</text:p>
          </table:table-cell>
          <table:table-cell office:value-type="float" office:value="8.38" calcext:value-type="float">
            <text:p>8.38</text:p>
          </table:table-cell>
          <table:table-cell office:value-type="float" office:value="8.36" calcext:value-type="float">
            <text:p>8.36</text:p>
          </table:table-cell>
          <table:table-cell table:formula="of:=2/9*9.81*(([.E12]+[.F12])/2000)*(([.E12]+[.F12])/2000)*(2600-(1260 - 15 * ([.C12]-20)/35)+(7700-2600)*[.B12])/0.1*([.G12]+[.H12])/2" office:value-type="float" office:value="1.081644215652" calcext:value-type="float">
            <text:p>1.081644215652</text:p>
          </table:table-cell>
          <table:table-cell table:number-columns-repeated="3"/>
          <table:table-cell office:value-type="float" office:value="39.75" calcext:value-type="float">
            <text:p>39.75</text:p>
          </table:table-cell>
          <table:table-cell table:formula="of:=1000/(273+[.M12])" office:value-type="float" office:value="3.19744204636291" calcext:value-type="float">
            <text:p>3.19744204636291</text:p>
          </table:table-cell>
          <table:table-cell office:value-type="float" office:value="0.525562556150786" calcext:value-type="float">
            <text:p>0.525562556150786</text:p>
          </table:table-cell>
          <table:table-cell office:value-type="float" office:value="0.016906043867337" calcext:value-type="float">
            <text:p>0.016906043867337</text:p>
          </table:table-cell>
          <table:table-cell table:formula="of:=LOG10([.O12])" office:value-type="float" office:value="-0.279375583776214" calcext:value-type="float">
            <text:p>-0.279375583776214</text:p>
          </table:table-cell>
          <table:table-cell table:formula="of:=[.P12]/[.O12]/LOG(10)" office:value-type="float" office:value="0.0321675196786405" calcext:value-type="float">
            <text:p>0.032167519678641</text:p>
          </table:table-cell>
          <table:table-cell table:number-columns-repeated="3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9.7" calcext:value-type="float">
            <text:p>29.7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7.87" calcext:value-type="float">
            <text:p>7.87</text:p>
          </table:table-cell>
          <table:table-cell office:value-type="float" office:value="7.78" calcext:value-type="float">
            <text:p>7.78</text:p>
          </table:table-cell>
          <table:table-cell table:formula="of:=2/9*9.81*(([.E13]+[.F13])/2000)*(([.E13]+[.F13])/2000)*(2600-(1260 - 15 * ([.C13]-20)/35)+(7700-2600)*[.B13])/0.1*([.G13]+[.H13])/2" office:value-type="float" office:value="1.011182333805" calcext:value-type="float">
            <text:p>1.011182333805</text:p>
          </table:table-cell>
          <table:table-cell table:number-columns-repeated="3"/>
          <table:table-cell table:formula="of:=[.J23]" office:value-type="float" office:value="50.175" calcext:value-type="float">
            <text:p>50.175</text:p>
          </table:table-cell>
          <table:table-cell table:formula="of:=1000/(273+[.M13])" office:value-type="float" office:value="3.09429875454475" calcext:value-type="float">
            <text:p>3.09429875454475</text:p>
          </table:table-cell>
          <table:table-cell table:formula="of:=[.K23]" office:value-type="float" office:value="0.305381975921402" calcext:value-type="float">
            <text:p>0.305381975921402</text:p>
          </table:table-cell>
          <table:table-cell table:formula="of:=[.L23]" office:value-type="float" office:value="0.00621383607080549" calcext:value-type="float">
            <text:p>0.006213836070806</text:p>
          </table:table-cell>
          <table:table-cell table:formula="of:=LOG10([.O13])" office:value-type="float" office:value="-0.515156599201257" calcext:value-type="float">
            <text:p>-0.515156599201257</text:p>
          </table:table-cell>
          <table:table-cell table:formula="of:=[.P13]/[.O13]/LOG(10)" office:value-type="float" office:value="0.0203477499025836" calcext:value-type="float">
            <text:p>0.02034774990258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29.9" calcext:value-type="float">
            <text:p>29.9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1.16" calcext:value-type="float">
            <text:p>11.16</text:p>
          </table:table-cell>
          <table:table-cell office:value-type="float" office:value="11.27" calcext:value-type="float">
            <text:p>11.27</text:p>
          </table:table-cell>
          <table:table-cell table:formula="of:=2/9*9.81*(([.E14]+[.F14])/2000)*(([.E14]+[.F14])/2000)*(2600-(1260 - 15 * ([.C14]-20)/35)+(7700-2600)*[.B14])/0.1*([.G14]+[.H14])/2" office:value-type="float" office:value="1.008334800256" calcext:value-type="float">
            <text:p>1.008334800256</text:p>
          </table:table-cell>
          <table:table-cell table:number-columns-repeated="3"/>
          <table:table-cell table:formula="of:=[.J27]" office:value-type="float" office:value="59.65" calcext:value-type="float">
            <text:p>59.65</text:p>
          </table:table-cell>
          <table:table-cell table:formula="of:=1000/(273+[.M14])" office:value-type="float" office:value="3.00616263339847" calcext:value-type="float">
            <text:p>3.00616263339847</text:p>
          </table:table-cell>
          <table:table-cell table:formula="of:=[.K27]" office:value-type="float" office:value="0.20075029239075" calcext:value-type="float">
            <text:p>0.20075029239075</text:p>
          </table:table-cell>
          <table:table-cell table:formula="of:=[.L27]" office:value-type="float" office:value="0.00888602544193048" calcext:value-type="float">
            <text:p>0.00888602544193</text:p>
          </table:table-cell>
          <table:table-cell table:formula="of:=LOG10([.O14])" office:value-type="float" office:value="-0.697343813503345" calcext:value-type="float">
            <text:p>-0.697343813503345</text:p>
          </table:table-cell>
          <table:table-cell table:formula="of:=[.P14]/[.O14]/LOG(10)" office:value-type="float" office:value="0.0442640722267756" calcext:value-type="float">
            <text:p>0.04426407222677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9.9" calcext:value-type="float">
            <text:p>29.9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0.38" calcext:value-type="float">
            <text:p>10.38</text:p>
          </table:table-cell>
          <table:table-cell office:value-type="float" office:value="10.4" calcext:value-type="float">
            <text:p>10.4</text:p>
          </table:table-cell>
          <table:table-cell table:formula="of:=2/9*9.81*(([.E15]+[.F15])/2000)*(([.E15]+[.F15])/2000)*(2600-(1260 - 15 * ([.C15]-20)/35)+(7700-2600)*[.B15])/0.1*([.G15]+[.H15])/2" office:value-type="float" office:value="0.934165693202286" calcext:value-type="float">
            <text:p>0.934165693202286</text:p>
          </table:table-cell>
          <table:table-cell table:formula="of:=AVERAGE([.C12:.C15])" office:value-type="float" office:value="29.8" calcext:value-type="float">
            <text:p>29.8</text:p>
          </table:table-cell>
          <table:table-cell table:formula="of:=AVERAGE([.I12:.I15])" office:value-type="float" office:value="1.00883176072882" calcext:value-type="float">
            <text:p>1.00883176072882</text:p>
          </table:table-cell>
          <table:table-cell table:formula="of:=SQRT(VARP([.I12:.I15])/3)" office:value-type="float" office:value="0.0301142925581237" calcext:value-type="float">
            <text:p>0.030114292558124</text:p>
          </table:table-cell>
          <table:table-cell table:number-columns-repeated="4"/>
          <table:table-cell table:formula="of:=LOG10([.O15])" office:value-type="string" office:string-value="" calcext:value-type="error">
            <text:p>Err:502</text:p>
          </table:table-cell>
          <table:table-cell table:formula="of:=[.P15]/[.O15]/LOG(10)" office:value-type="string" office:string-value="" calcext:value-type="error">
            <text:p>#DIV/0!</text:p>
          </table:table-cell>
          <table:table-cell table:number-columns-repeated="3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9.8" calcext:value-type="float">
            <text:p>39.8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4.1" calcext:value-type="float">
            <text:p>4.1</text:p>
          </table:table-cell>
          <table:table-cell office:value-type="float" office:value="4.06" calcext:value-type="float">
            <text:p>4.06</text:p>
          </table:table-cell>
          <table:table-cell table:formula="of:=2/9*9.81*(([.E16]+[.F16])/2000)*(([.E16]+[.F16])/2000)*(2600-(1260 - 15 * ([.C16]-20)/35)+(7700-2600)*[.B16])/0.1*([.G16]+[.H16])/2" office:value-type="float" office:value="0.528934135968" calcext:value-type="float">
            <text:p>0.528934135968</text:p>
          </table:table-cell>
          <table:table-cell table:number-columns-repeated="7"/>
          <table:table-cell table:formula="of:=LOG10([.O16])" office:value-type="string" office:string-value="" calcext:value-type="error">
            <text:p>Err:502</text:p>
          </table:table-cell>
          <table:table-cell table:formula="of:=[.P16]/[.O16]/LOG(10)" office:value-type="string" office:string-value="" calcext:value-type="error">
            <text:p>#DIV/0!</text:p>
          </table:table-cell>
          <table:table-cell table:number-columns-repeated="3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9.9" calcext:value-type="float">
            <text:p>39.9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4.04" calcext:value-type="float">
            <text:p>4.04</text:p>
          </table:table-cell>
          <table:table-cell office:value-type="float" office:value="4.05" calcext:value-type="float">
            <text:p>4.05</text:p>
          </table:table-cell>
          <table:table-cell table:formula="of:=2/9*9.81*(([.E17]+[.F17])/2000)*(([.E17]+[.F17])/2000)*(2600-(1260 - 15 * ([.C17]-20)/35)+(7700-2600)*[.B17])/0.1*([.G17]+[.H17])/2" office:value-type="float" office:value="0.524413376991" calcext:value-type="float">
            <text:p>0.524413376991</text:p>
          </table:table-cell>
          <table:table-cell table:number-columns-repeated="7"/>
          <table:table-cell table:formula="of:=LOG10([.O17])" office:value-type="string" office:string-value="" calcext:value-type="error">
            <text:p>Err:502</text:p>
          </table:table-cell>
          <table:table-cell table:formula="of:=[.P17]/[.O17]/LOG(10)" office:value-type="string" office:string-value="" calcext:value-type="error">
            <text:p>#DIV/0!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9.6" calcext:value-type="float">
            <text:p>39.6</text:p>
          </table:table-cell>
          <table:table-cell office:value-type="float" office:value="39.7" calcext:value-type="float">
            <text:p>39.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7.1" calcext:value-type="float">
            <text:p>7.1</text:p>
          </table:table-cell>
          <table:table-cell office:value-type="float" office:value="7.21" calcext:value-type="float">
            <text:p>7.21</text:p>
          </table:table-cell>
          <table:table-cell table:formula="of:=2/9*9.81*(([.E18]+[.F18])/2000)*(([.E18]+[.F18])/2000)*(2600-(1260 - 15 * ([.C18]-20)/35)+(7700-2600)*[.B18])/0.1*([.G18]+[.H18])/2" office:value-type="float" office:value="0.565770928275" calcext:value-type="float">
            <text:p>0.565770928275</text:p>
          </table:table-cell>
          <table:table-cell table:number-columns-repeated="7"/>
          <table:table-cell table:formula="of:=LOG10([.O18])" office:value-type="string" office:string-value="" calcext:value-type="error">
            <text:p>Err:502</text:p>
          </table:table-cell>
          <table:table-cell table:formula="of:=[.P18]/[.O18]/LOG(10)" office:value-type="string" office:string-value="" calcext:value-type="error">
            <text:p>#DIV/0!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9.7" calcext:value-type="float">
            <text:p>39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5.31" calcext:value-type="float">
            <text:p>5.31</text:p>
          </table:table-cell>
          <table:table-cell office:value-type="float" office:value="5.43" calcext:value-type="float">
            <text:p>5.43</text:p>
          </table:table-cell>
          <table:table-cell table:formula="of:=2/9*9.81*(([.E19]+[.F19])/2000)*(([.E19]+[.F19])/2000)*(2600-(1260 - 15 * ([.C19]-20)/35)+(7700-2600)*[.B19])/0.1*([.G19]+[.H19])/2" office:value-type="float" office:value="0.483131783369143" calcext:value-type="float">
            <text:p>0.483131783369143</text:p>
          </table:table-cell>
          <table:table-cell table:formula="of:=AVERAGE([.C16:.C19])" office:value-type="float" office:value="39.75" calcext:value-type="float">
            <text:p>39.75</text:p>
          </table:table-cell>
          <table:table-cell table:formula="of:=AVERAGE([.I16:.I19])" office:value-type="float" office:value="0.525562556150786" calcext:value-type="float">
            <text:p>0.525562556150786</text:p>
          </table:table-cell>
          <table:table-cell table:formula="of:=SQRT(VARP([.I16:.I19])/3)" office:value-type="float" office:value="0.0169060438673369" calcext:value-type="float">
            <text:p>0.01690604386733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50.1" calcext:value-type="float">
            <text:p>50.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39" calcext:value-type="float">
            <text:p>2.39</text:p>
          </table:table-cell>
          <table:table-cell office:value-type="float" office:value="2.3" calcext:value-type="float">
            <text:p>2.3</text:p>
          </table:table-cell>
          <table:table-cell table:formula="of:=2/9*9.81*(([.E20]+[.F20])/2000)*(([.E20]+[.F20])/2000)*(2600-(1260 - 15 * ([.C20]-20)/35)+(7700-2600)*[.B20])/0.1*([.G20]+[.H20])/2" office:value-type="float" office:value="0.305002659969" calcext:value-type="float">
            <text:p>0.305002659969</text:p>
          </table:table-cell>
          <table:table-cell table:number-columns-repeated="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9.9" calcext:value-type="float">
            <text:p>49.9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.39" calcext:value-type="float">
            <text:p>2.39</text:p>
          </table:table-cell>
          <table:table-cell office:value-type="float" office:value="2.3" calcext:value-type="float">
            <text:p>2.3</text:p>
          </table:table-cell>
          <table:table-cell table:formula="of:=2/9*9.81*(([.E21]+[.F21])/2000)*(([.E21]+[.F21])/2000)*(2600-(1260 - 15 * ([.C21]-20)/35)+(7700-2600)*[.B21])/0.1*([.G21]+[.H21])/2" office:value-type="float" office:value="0.31967924528975" calcext:value-type="float">
            <text:p>0.31967924528975</text:p>
          </table:table-cell>
          <table:table-cell table:number-columns-repeated="3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.4" calcext:value-type="float">
            <text:p>50.4</text:p>
          </table:table-cell>
          <table:table-cell office:value-type="float" office:value="50.5" calcext:value-type="float">
            <text:p>5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3.68" calcext:value-type="float">
            <text:p>3.68</text:p>
          </table:table-cell>
          <table:table-cell office:value-type="float" office:value="4.09" calcext:value-type="float">
            <text:p>4.09</text:p>
          </table:table-cell>
          <table:table-cell table:formula="of:=2/9*9.81*(([.E22]+[.F22])/2000)*(([.E22]+[.F22])/2000)*(2600-(1260 - 15 * ([.C22]-20)/35)+(7700-2600)*[.B22])/0.1*([.G22]+[.H22])/2" office:value-type="float" office:value="0.3074210712" calcext:value-type="float">
            <text:p>0.3074210712</text:p>
          </table:table-cell>
          <table:table-cell table:number-columns-repeated="3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0.3" calcext:value-type="float">
            <text:p>50.3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2.54" calcext:value-type="float">
            <text:p>2.54</text:p>
          </table:table-cell>
          <table:table-cell table:formula="of:=2/9*9.81*(([.E23]+[.F23])/2000)*(([.E23]+[.F23])/2000)*(2600-(1260 - 15 * ([.C23]-20)/35)+(7700-2600)*[.B23])/0.1*([.G23]+[.H23])/2" office:value-type="float" office:value="0.289424927226857" calcext:value-type="float">
            <text:p>0.289424927226857</text:p>
          </table:table-cell>
          <table:table-cell table:formula="of:=AVERAGE([.C20:.C23])" office:value-type="float" office:value="50.175" calcext:value-type="float">
            <text:p>50.175</text:p>
          </table:table-cell>
          <table:table-cell table:formula="of:=AVERAGE([.I20:.I23])" office:value-type="float" office:value="0.305381975921402" calcext:value-type="float">
            <text:p>0.305381975921402</text:p>
          </table:table-cell>
          <table:table-cell table:formula="of:=SQRT(VARP([.I20:.I23])/3)" office:value-type="float" office:value="0.00621383607080549" calcext:value-type="float">
            <text:p>0.006213836070806</text:p>
          </table:table-cell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9.3" calcext:value-type="float">
            <text:p>59.3</text:p>
          </table:table-cell>
          <table:table-cell office:value-type="float" office:value="59.5" calcext:value-type="float">
            <text:p>59.5</text:p>
          </table:table-cell>
          <table:table-cell table:number-columns-repeated="2" office:value-type="float" office:value="2.05" calcext:value-type="float">
            <text:p>2.05</text:p>
          </table:table-cell>
          <table:table-cell table:formula="of:=36.02-34.34" office:value-type="float" office:value="1.68" calcext:value-type="float">
            <text:p>1.68</text:p>
          </table:table-cell>
          <table:table-cell table:formula="of:=37.7-36.02" office:value-type="float" office:value="1.68" calcext:value-type="float">
            <text:p>1.68</text:p>
          </table:table-cell>
          <table:table-cell table:formula="of:=2/9*9.81*(([.E24]+[.F24])/2000)*(([.E24]+[.F24])/2000)*(2600-(1260 - 15 * ([.C24]-20)/35)+(7700-2600)*[.B24])/0.1*([.G24]+[.H24])/2" office:value-type="float" office:value="0.208834886292" calcext:value-type="float">
            <text:p>0.208834886292</text:p>
          </table:table-cell>
          <table:table-cell table:number-columns-repeated="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9.5" calcext:value-type="float">
            <text:p>59.5</text:p>
          </table:table-cell>
          <table:table-cell office:value-type="float" office:value="59.8" calcext:value-type="float">
            <text:p>59.8</text:p>
          </table:table-cell>
          <table:table-cell table:number-columns-repeated="2" office:value-type="float" office:value="2.1" calcext:value-type="float">
            <text:p>2.1</text:p>
          </table:table-cell>
          <table:table-cell table:formula="of:=18.3-16.62" office:value-type="float" office:value="1.68" calcext:value-type="float">
            <text:p>1.68</text:p>
          </table:table-cell>
          <table:table-cell table:formula="of:=20.01-18.3" office:value-type="float" office:value="1.71" calcext:value-type="float">
            <text:p>1.71</text:p>
          </table:table-cell>
          <table:table-cell table:formula="of:=2/9*9.81*(([.E25]+[.F25])/2000)*(([.E25]+[.F25])/2000)*(2600-(1260 - 15 * ([.C25]-20)/35)+(7700-2600)*[.B25])/0.1*([.G25]+[.H25])/2" office:value-type="float" office:value="0.221116816305" calcext:value-type="float">
            <text:p>0.221116816305</text:p>
          </table:table-cell>
          <table:table-cell table:number-columns-repeated="3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9.8" calcext:value-type="float">
            <text:p>59.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62" calcext:value-type="float">
            <text:p>1.62</text:p>
          </table:table-cell>
          <table:table-cell office:value-type="float" office:value="1.75" calcext:value-type="float">
            <text:p>1.75</text:p>
          </table:table-cell>
          <table:table-cell table:formula="of:=2/9*9.81*(([.E26]+[.F26])/2000)*(([.E26]+[.F26])/2000)*(2600-(1260 - 15 * ([.C26]-20)/35)+(7700-2600)*[.B26])/0.1*([.G26]+[.H26])/2" office:value-type="float" office:value="0.192121534823143" calcext:value-type="float">
            <text:p>0.192121534823143</text:p>
          </table:table-cell>
          <table:table-cell table:number-columns-repeated="3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.28" calcext:value-type="float">
            <text:p>2.28</text:p>
          </table:table-cell>
          <table:table-cell office:value-type="float" office:value="2.29" calcext:value-type="float">
            <text:p>2.29</text:p>
          </table:table-cell>
          <table:table-cell table:formula="of:=2/9*9.81*(([.E27]+[.F27])/2000)*(([.E27]+[.F27])/2000)*(2600-(1260 - 15 * ([.C27]-20)/35)+(7700-2600)*[.B27])/0.1*([.G27]+[.H27])/2" office:value-type="float" office:value="0.180927932142857" calcext:value-type="float">
            <text:p>0.180927932142857</text:p>
          </table:table-cell>
          <table:table-cell table:formula="of:=AVERAGE([.C24:.C27])" office:value-type="float" office:value="59.65" calcext:value-type="float">
            <text:p>59.65</text:p>
          </table:table-cell>
          <table:table-cell table:formula="of:=AVERAGE([.I24:.I27])" office:value-type="float" office:value="0.20075029239075" calcext:value-type="float">
            <text:p>0.20075029239075</text:p>
          </table:table-cell>
          <table:table-cell table:formula="of:=SQRT(VARP([.I24:.I27])/3)" office:value-type="float" office:value="0.00888602544193048" calcext:value-type="float">
            <text:p>0.00888602544193</text:p>
          </table:table-cell>
          <table:table-cell table:number-columns-repeated="36"/>
        </table:table-row>
        <table:table-row table:style-name="ro1" table:number-rows-repeated="4">
          <table:table-cell table:number-columns-repeated="48"/>
        </table:table-row>
        <table:table-row table:style-name="ro1">
          <table:table-cell table:number-columns-repeated="6"/>
          <table:table-cell office:value-type="float" office:value="24.67" calcext:value-type="float">
            <text:p>24.67</text:p>
          </table:table-cell>
          <table:table-cell office:value-type="float" office:value="26.95" calcext:value-type="float">
            <text:p>26.95</text:p>
          </table:table-cell>
          <table:table-cell office:value-type="float" office:value="29.24" calcext:value-type="float">
            <text:p>29.24</text:p>
          </table:table-cell>
          <table:table-cell table:number-columns-repeated="39"/>
        </table:table-row>
        <table:table-row table:style-name="ro1">
          <table:table-cell table:number-columns-repeated="7"/>
          <table:table-cell table:formula="of:=[.H32]-[.G32]" office:value-type="float" office:value="2.28" calcext:value-type="float">
            <text:p>2.28</text:p>
          </table:table-cell>
          <table:table-cell table:formula="of:=[.I32]-[.H32]" office:value-type="float" office:value="2.29" calcext:value-type="float">
            <text:p>2.29</text:p>
          </table:table-cell>
          <table:table-cell table:number-columns-repeated="39"/>
        </table:table-row>
        <table:table-row table:style-name="ro1" table:number-rows-repeated="41">
          <table:table-cell table:number-columns-repeated="48"/>
        </table:table-row>
        <table:table-row table:style-name="ro1">
          <table:table-cell table:number-columns-repeated="30"/>
          <table:table-cell table:formula="of:=ln LN(10)" office:value-type="string" office:string-value="" calcext:value-type="error">
            <text:p>Err:509</text:p>
          </table:table-cell>
          <table:table-cell table:number-columns-repeated="17"/>
        </table:table-row>
        <table:table-row table:style-name="ro1" table:number-rows-repeated="4">
          <table:table-cell table:number-columns-repeated="48"/>
        </table:table-row>
        <table:table-row table:style-name="ro1">
          <table:table-cell table:number-columns-repeated="13"/>
          <table:table-cell office:value-type="string" calcext:value-type="string">
            <text:p>ignore</text:p>
          </table:table-cell>
          <table:table-cell table:number-columns-repeated="5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err</text:p>
          </table:table-cell>
          <table:table-cell table:style-name="ce9" office:value-type="float" office:value="-1" calcext:value-type="float">
            <text:p>-1</text:p>
          </table:table-cell>
          <table:table-cell table:style-name="ce11" office:value-type="float" office:value="0.2" calcext:value-type="float">
            <text:p>0.2</text:p>
          </table:table-cell>
          <table:table-cell table:style-name="ce9" office:value-type="float" office:value="0.025" calcext:value-type="float">
            <text:p>0.025</text:p>
          </table:table-cell>
          <table:table-cell table:number-columns-repeated="2" table:style-name="ce9" office:value-type="float" office:value="0.2" calcext:value-type="float">
            <text:p>0.2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7" table:style-name="ce9" office:value-type="float" office:value="-1" calcext:value-type="float">
            <text:p>-1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 calcext:value-type="string">
            <text:p>#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office:value-type="string" calcext:value-type="string">
            <text:p>err_re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сталь?</text:p>
          </table:table-cell>
          <table:table-cell table:number-columns-repeated="2" office:value-type="string" calcext:value-type="string">
            <text:p>T, ^\circ C</text:p>
          </table:table-cell>
          <table:table-cell table:number-columns-repeated="2" office:value-type="string" calcext:value-type="string">
            <text:p>d, mm</text:p>
          </table:table-cell>
          <table:table-cell office:value-type="string" calcext:value-type="string">
            <text:p>t0, сек</text:p>
          </table:table-cell>
          <table:table-cell office:value-type="string" calcext:value-type="string">
            <text:p>t1, сек</text:p>
          </table:table-cell>
          <table:table-cell office:value-type="string" calcext:value-type="string">
            <text:p>плотность</text:p>
          </table:table-cell>
          <table:table-cell office:value-type="string" calcext:value-type="string">
            <text:p>глицерин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v</text:p>
          </table:table-cell>
          <table:table-cell/>
          <table:table-cell office:value-type="string" calcext:value-type="string">
            <text:p>err_rel</text:p>
          </table:table-cell>
          <table:table-cell table:style-name="ce10" office:value-type="float" office:value="-1" calcext:value-type="float">
            <text:p>-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3" table:style-name="ce10" office:value-type="float" office:value="-1" calcext:value-type="float">
            <text:p>-1</text:p>
          </table:table-cell>
          <table:table-cell table:style-name="ce19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/>
          <table:table-cell office:value-type="string" calcext:value-type="string">
            <text:p>err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4.2" calcext:value-type="float">
            <text:p>14.2</text:p>
          </table:table-cell>
          <table:table-cell office:value-type="float" office:value="14.24" calcext:value-type="float">
            <text:p>14.24</text:p>
          </table:table-cell>
          <table:table-cell table:formula="of:=IF([.B84]&gt;0;7700;2600)" office:value-type="float" office:value="7700" calcext:value-type="float">
            <text:p>7700</text:p>
          </table:table-cell>
          <table:table-cell office:value-type="float" office:value="1260" calcext:value-type="float">
            <text:p>1260</text:p>
          </table:table-cell>
          <table:table-cell table:formula="of:=0.2/([.G84]+[.H84])" office:value-type="float" office:value="0.0070323488045007" calcext:value-type="float">
            <text:p>0.007032348804501</text:p>
          </table:table-cell>
          <table:table-cell table:formula="of:=0.4/([.G84]+[.H84])*[.K84]" office:value-type="float" office:value="0.0000989078594163249" calcext:value-type="float">
            <text:p>9.89078594163249E-05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Вещество</text:p>
          </table:table-cell>
          <table:table-cell table:style-name="ce13" office:value-type="string" calcext:value-type="string">
            <text:p>$T, ^\circ C$</text:p>
          </table:table-cell>
          <table:table-cell office:value-type="string" calcext:value-type="string">
            <text:p>$d, \text{мм}$</text:p>
          </table:table-cell>
          <table:table-cell office:value-type="string" calcext:value-type="string">
            <text:p>$t_0, \text{с}$</text:p>
          </table:table-cell>
          <table:table-cell office:value-type="string" calcext:value-type="string">
            <text:p>$t_1, \text{с}$</text:p>
          </table:table-cell>
          <table:table-cell table:style-name="ce20" office:value-type="string" calcext:value-type="string">
            <text:p>$\eta, 10\,\text{Па$\cdot$с}$</text:p>
          </table:table-cell>
          <table:table-cell office:value-type="string" calcext:value-type="string">
            <text:p>$10\,Re$</text:p>
          </table:table-cell>
          <table:table-cell office:value-type="string" calcext:value-type="string">
            <text:p>$\tau, \text{мс}$</text:p>
          </table:table-cell>
          <table:table-cell office:value-type="string" calcext:value-type="string">
            <text:p>$s, \text{мкм}$</text:p>
          </table:table-cell>
          <table:table-cell office:value-type="string" calcext:value-type="string">
            <text:p>D \eta</text:p>
          </table:table-cell>
          <table:table-cell office:value-type="string" calcext:value-type="string">
            <text:p>D \Re</text:p>
          </table:table-cell>
          <table:table-cell office:value-type="string" calcext:value-type="string">
            <text:p>D tau</text:p>
          </table:table-cell>
          <table:table-cell office:value-type="string" calcext:value-type="string">
            <text:p>D 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Вещество</text:p>
          </table:table-cell>
          <table:table-cell office:value-type="string" calcext:value-type="string">
            <text:p>$T, ^\circ C$</text:p>
          </table:table-cell>
          <table:table-cell office:value-type="string" calcext:value-type="string">
            <text:p>$\eta, \text{Па} \cdot \text{с}$</text:p>
          </table:table-cell>
          <table:table-cell office:value-type="string" calcext:value-type="string">
            <text:p>$\frac{1000}{T}, \text{К}^{-1}$</text:p>
          </table:table-cell>
          <table:table-cell office:value-type="string" calcext:value-type="string">
            <text:p>$ln(\frac{\eta} {1 \text{Па} \cdot \text{с}})$</text:p>
          </table:table-cell>
          <table:table-cell office:value-type="string" calcext:value-type="string">
            <text:p>D \eta</text:p>
          </table:table-cell>
          <table:table-cell office:value-type="string" calcext:value-type="string">
            <text:p>D 1/T</text:p>
          </table:table-cell>
          <table:table-cell office:value-type="string" calcext:value-type="string">
            <text:p>D ln \eta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4.1" calcext:value-type="float">
            <text:p>24.1</text:p>
          </table:table-cell>
          <table:table-cell table:formula="of:=4.75-2.6" office:value-type="float" office:value="2.15" calcext:value-type="float">
            <text:p>2.15</text:p>
          </table:table-cell>
          <table:table-cell table:formula="of:=4.85-2.75" office:value-type="float" office:value="2.1" calcext:value-type="float">
            <text:p>2.1</text:p>
          </table:table-cell>
          <table:table-cell office:value-type="float" office:value="11.31" calcext:value-type="float">
            <text:p>11.31</text:p>
          </table:table-cell>
          <table:table-cell office:value-type="float" office:value="11.39" calcext:value-type="float">
            <text:p>11.39</text:p>
          </table:table-cell>
          <table:table-cell table:formula="of:=IF([.B85]&gt;0;7700;2600)" office:value-type="float" office:value="2600" calcext:value-type="float">
            <text:p>2600</text:p>
          </table:table-cell>
          <table:table-cell office:value-type="float" office:value="1261" calcext:value-type="float">
            <text:p>1261</text:p>
          </table:table-cell>
          <table:table-cell table:formula="of:=0.2/([.G85]+[.H85])" office:value-type="float" office:value="0.00881057268722467" calcext:value-type="float">
            <text:p>0.008810572687225</text:p>
          </table:table-cell>
          <table:table-cell table:formula="of:=0.4/([.G85]+[.H85])*[.K85]" office:value-type="float" office:value="0.000155252382153739" calcext:value-type="float">
            <text:p>0.000155252382154</text:p>
          </table:table-cell>
          <table:table-cell/>
          <table:table-cell office:value-type="string" calcext:value-type="string">
            <text:p>data</text:p>
          </table:table-cell>
          <table:table-cell table:formula="of:=IF([.B85]&gt;0;&quot;сталь&quot;;&quot;стекло&quot;)" office:value-type="string" office:string-value="стекло" calcext:value-type="string">
            <text:p>стекло</text:p>
          </table:table-cell>
          <table:table-cell table:style-name="ce14" table:formula="of:=AVERAGE([.C85:.D85])" office:value-type="float" office:value="24.1" calcext:value-type="float">
            <text:p>24.1</text:p>
          </table:table-cell>
          <table:table-cell table:formula="of:=AVERAGE([.E85:.F85])" office:value-type="float" office:value="2.125" calcext:value-type="float">
            <text:p>2.125</text:p>
          </table:table-cell>
          <table:table-cell table:formula="of:=[.G85]" office:value-type="float" office:value="11.31" calcext:value-type="float">
            <text:p>11.31</text:p>
          </table:table-cell>
          <table:table-cell table:formula="of:=[.H85]" office:value-type="float" office:value="11.39" calcext:value-type="float">
            <text:p>11.39</text:p>
          </table:table-cell>
          <table:table-cell table:style-name="ce7" table:formula="of:=2/9*9.8*([.Q85]/2 / 1000)^2*([.I85]-[.J85])/[.K85] * 10" office:value-type="float" office:value="3.73635280642361" calcext:value-type="float">
            <text:p>3.73635280642361</text:p>
          </table:table-cell>
          <table:table-cell table:formula="of:=[.I85]*[.K85]*[.Q85]/2/[.T85]/1000 * 10" office:value-type="float" office:value="0.0651416188712525" calcext:value-type="float">
            <text:p>0.065141618871253</text:p>
          </table:table-cell>
          <table:table-cell table:formula="of:=[.K85]/9.8 * 1000" office:value-type="float" office:value="0.89903802930864" calcext:value-type="float">
            <text:p>0.89903802930864</text:p>
          </table:table-cell>
          <table:table-cell table:formula="of:=[.K85]*[.K85]/9.8*1000000" office:value-type="float" office:value="7.92103990580299" calcext:value-type="float">
            <text:p>7.92103990580299</text:p>
          </table:table-cell>
          <table:table-cell table:formula="of:=(2 * 0.025/[.Q85]+[.L85]/[.K85])*[.T85]" office:value-type="float" office:value="0.153752999652778" calcext:value-type="float">
            <text:p>0.153752999652778</text:p>
          </table:table-cell>
          <table:table-cell table:formula="of:=([.L85]/[.K85] + 0.025 / [.Q85] + [.X85]/[.T85]) * [.U85]" office:value-type="float" office:value="0.00459485583227648" calcext:value-type="float">
            <text:p>0.004594855832276</text:p>
          </table:table-cell>
          <table:table-cell table:formula="of:=[.L85] / [.K85] * [.V85]" office:value-type="float" office:value="0.015842079811606" calcext:value-type="float">
            <text:p>0.015842079811606</text:p>
          </table:table-cell>
          <table:table-cell table:formula="of:=[.L85] / [.K85] * [.W85] * 2" office:value-type="float" office:value="0.279155591393938" calcext:value-type="float">
            <text:p>0.279155591393938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екло</text:p>
          </table:table-cell>
          <table:table-cell table:formula="of:=[.P85]" office:value-type="float" office:value="24.1" calcext:value-type="float">
            <text:p>24.1</text:p>
          </table:table-cell>
          <table:table-cell table:formula="of:=[.T85]" office:value-type="float" office:value="3.73635280642361" calcext:value-type="float">
            <text:p>3.73635280642361</text:p>
          </table:table-cell>
          <table:table-cell table:style-name="ce28" table:formula="of:=1000/(273.3+[.AE85])" office:value-type="float" office:value="3.36247478143914" calcext:value-type="float">
            <text:p>3.36247478143914</text:p>
          </table:table-cell>
          <table:table-cell table:formula="of:=LN([.AF85])" office:value-type="float" office:value="1.31810995017552" calcext:value-type="float">
            <text:p>1.31810995017552</text:p>
          </table:table-cell>
          <table:table-cell table:formula="of:=AVERAGE([.X85:.X86])" office:value-type="float" office:value="0.153250766326389" calcext:value-type="float">
            <text:p>0.153250766326389</text:p>
          </table:table-cell>
          <table:table-cell table:formula="of:=0.2 / [.AE85] * [.AG85]" office:value-type="float" office:value="0.0279043550326899" calcext:value-type="float">
            <text:p>0.02790435503269</text:p>
          </table:table-cell>
          <table:table-cell table:formula="of:=[.AI85]/[.AF85]" office:value-type="float" office:value="0.0410161390709457" calcext:value-type="float">
            <text:p>0.04101613907094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24" calcext:value-type="float">
            <text:p>24</text:p>
          </table:table-cell>
          <table:table-cell office:value-type="float" office:value="2.1" calcext:value-type="float">
            <text:p>2.1</text:p>
          </table:table-cell>
          <table:table-cell table:style-name="ce1" office:value-type="float" office:value="2.1" calcext:value-type="float">
            <text:p>2.1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1" calcext:value-type="float">
            <text:p>11.51</text:p>
          </table:table-cell>
          <table:table-cell table:formula="of:=IF([.B86]&gt;0;7700;2600)" office:value-type="float" office:value="2600" calcext:value-type="float">
            <text:p>2600</text:p>
          </table:table-cell>
          <table:table-cell office:value-type="float" office:value="1262" calcext:value-type="float">
            <text:p>1262</text:p>
          </table:table-cell>
          <table:table-cell table:formula="of:=0.2/([.G86]+[.H86])" office:value-type="float" office:value="0.00864304235090752" calcext:value-type="float">
            <text:p>0.008643042350908</text:p>
          </table:table-cell>
          <table:table-cell table:formula="of:=0.4/([.G86]+[.H86])*[.K86]" office:value-type="float" office:value="0.000149404362159162" calcext:value-type="float">
            <text:p>0.000149404362159</text:p>
          </table:table-cell>
          <table:table-cell/>
          <table:table-cell office:value-type="string" calcext:value-type="string">
            <text:p>data</text:p>
          </table:table-cell>
          <table:table-cell table:formula="of:=IF([.B86]&gt;0;&quot;сталь&quot;;&quot;стекло&quot;)" office:value-type="string" office:string-value="стекло" calcext:value-type="string">
            <text:p>стекло</text:p>
          </table:table-cell>
          <table:table-cell table:style-name="ce14" table:formula="of:=AVERAGE([.C86:.D86])" office:value-type="float" office:value="23.9" calcext:value-type="float">
            <text:p>23.9</text:p>
          </table:table-cell>
          <table:table-cell table:formula="of:=AVERAGE([.E86:.F86])" office:value-type="float" office:value="2.1" calcext:value-type="float">
            <text:p>2.1</text:p>
          </table:table-cell>
          <table:table-cell table:formula="of:=[.G86]" office:value-type="float" office:value="11.63" calcext:value-type="float">
            <text:p>11.63</text:p>
          </table:table-cell>
          <table:table-cell table:formula="of:=[.H86]" office:value-type="float" office:value="11.51" calcext:value-type="float">
            <text:p>11.51</text:p>
          </table:table-cell>
          <table:table-cell table:style-name="ce7" table:formula="of:=2/9*9.8*([.Q86]/2 / 1000)^2*([.I86]-[.J86])/[.K86] * 10" office:value-type="float" office:value="3.716906466" calcext:value-type="float">
            <text:p>3.716906466</text:p>
          </table:table-cell>
          <table:table-cell table:formula="of:=[.I86]*[.K86]*[.Q86]/2/[.T86]/1000 * 10" office:value-type="float" office:value="0.0634815695089851" calcext:value-type="float">
            <text:p>0.063481569508985</text:p>
          </table:table-cell>
          <table:table-cell table:formula="of:=[.K86]/9.8 * 1000" office:value-type="float" office:value="0.881943097031379" calcext:value-type="float">
            <text:p>0.881943097031379</text:p>
          </table:table-cell>
          <table:table-cell table:formula="of:=[.K86]*[.K86]/9.8*1000000" office:value-type="float" office:value="7.62267153873275" calcext:value-type="float">
            <text:p>7.62267153873275</text:p>
          </table:table-cell>
          <table:table-cell table:formula="of:=(2 * 0.025/[.Q86]+[.L86]/[.K86])*[.T86]" office:value-type="float" office:value="0.152748533" calcext:value-type="float">
            <text:p>0.152748533</text:p>
          </table:table-cell>
          <table:table-cell table:formula="of:=([.L86]/[.K86] + 0.025 / [.Q86] + [.X86]/[.T86]) * [.U86]" office:value-type="float" office:value="0.00446189448610814" calcext:value-type="float">
            <text:p>0.004461894486108</text:p>
          </table:table-cell>
          <table:table-cell table:formula="of:=[.L86] / [.K86] * [.V86]" office:value-type="float" office:value="0.0152453430774655" calcext:value-type="float">
            <text:p>0.015245343077466</text:p>
          </table:table-cell>
          <table:table-cell table:formula="of:=[.L86] / [.K86] * [.W86] * 2" office:value-type="float" office:value="0.263532291745298" calcext:value-type="float">
            <text:p>0.263532291745298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екло</text:p>
          </table:table-cell>
          <table:table-cell table:formula="of:=[.P86]" office:value-type="float" office:value="23.9" calcext:value-type="float">
            <text:p>23.9</text:p>
          </table:table-cell>
          <table:table-cell table:formula="of:=[.T86]" office:value-type="float" office:value="3.716906466" calcext:value-type="float">
            <text:p>3.716906466</text:p>
          </table:table-cell>
          <table:table-cell table:style-name="ce28" table:formula="of:=1000/(273.3+[.AE86])" office:value-type="float" office:value="3.36473755047106" calcext:value-type="float">
            <text:p>3.36473755047106</text:p>
          </table:table-cell>
          <table:table-cell table:formula="of:=LN([.AF86])" office:value-type="float" office:value="1.31289172715669" calcext:value-type="float">
            <text:p>1.31289172715669</text:p>
          </table:table-cell>
          <table:table-cell table:formula="of:=AVERAGE([.X86:.X87])" office:value-type="float" office:value="0.14036649025" calcext:value-type="float">
            <text:p>0.14036649025</text:p>
          </table:table-cell>
          <table:table-cell table:formula="of:=0.2 / [.AE86] * [.AG86]" office:value-type="float" office:value="0.0281567995855319" calcext:value-type="float">
            <text:p>0.028156799585532</text:p>
          </table:table-cell>
          <table:table-cell table:formula="of:=[.AI86]/[.AF86]" office:value-type="float" office:value="0.0377643321224215" calcext:value-type="float">
            <text:p>0.0377643321224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4.6" calcext:value-type="float">
            <text:p>24.6</text:p>
          </table:table-cell>
          <table:table-cell office:value-type="float" office:value="0.8" calcext:value-type="float">
            <text:p>0.8</text:p>
          </table:table-cell>
          <table:table-cell table:formula="of:=3.7-2.85" office:value-type="float" office:value="0.85" calcext:value-type="float">
            <text:p>0.85</text:p>
          </table:table-cell>
          <table:table-cell office:value-type="float" office:value="19.81" calcext:value-type="float">
            <text:p>19.81</text:p>
          </table:table-cell>
          <table:table-cell office:value-type="float" office:value="20.19" calcext:value-type="float">
            <text:p>20.19</text:p>
          </table:table-cell>
          <table:table-cell table:formula="of:=IF([.B87]&gt;0;7700;2600)" office:value-type="float" office:value="7700" calcext:value-type="float">
            <text:p>7700</text:p>
          </table:table-cell>
          <table:table-cell office:value-type="float" office:value="1263" calcext:value-type="float">
            <text:p>1263</text:p>
          </table:table-cell>
          <table:table-cell table:formula="of:=0.2/([.G87]+[.H87])" office:value-type="float" office:value="0.005" calcext:value-type="float">
            <text:p>0.005</text:p>
          </table:table-cell>
          <table:table-cell table:formula="of:=0.4/([.G87]+[.H87])*[.K87]" office:value-type="float" office:value="0.00005" calcext:value-type="float">
            <text:p>5E-05</text:p>
          </table:table-cell>
          <table:table-cell/>
          <table:table-cell office:value-type="string" calcext:value-type="string">
            <text:p>data</text:p>
          </table:table-cell>
          <table:table-cell table:formula="of:=IF([.B89]&gt;0;&quot;сталь&quot;;&quot;стекло&quot;)" office:value-type="string" office:string-value="стекло" calcext:value-type="string">
            <text:p>стекло</text:p>
          </table:table-cell>
          <table:table-cell table:style-name="ce14" table:formula="of:=AVERAGE([.C89:.D89])" office:value-type="float" office:value="29.8" calcext:value-type="float">
            <text:p>29.8</text:p>
          </table:table-cell>
          <table:table-cell table:formula="of:=AVERAGE([.E89:.F89])" office:value-type="float" office:value="2.1" calcext:value-type="float">
            <text:p>2.1</text:p>
          </table:table-cell>
          <table:table-cell table:formula="of:=[.G89]" office:value-type="float" office:value="8.38" calcext:value-type="float">
            <text:p>8.38</text:p>
          </table:table-cell>
          <table:table-cell table:formula="of:=[.H89]" office:value-type="float" office:value="8.36" calcext:value-type="float">
            <text:p>8.36</text:p>
          </table:table-cell>
          <table:table-cell table:style-name="ce22" table:formula="of:=2/9*9.8*([.Q87]/2 / 1000)^2*([.I89]-[.J89])/[.K89] * 10" office:value-type="float" office:value="2.682865395" calcext:value-type="float">
            <text:p>2.682865395</text:p>
          </table:table-cell>
          <table:table-cell table:formula="of:=[.I89]*[.K89]*[.Q87]/2/[.T87]/1000 * 10" office:value-type="float" office:value="0.121573327964883" calcext:value-type="float">
            <text:p>0.121573327964883</text:p>
          </table:table-cell>
          <table:table-cell table:formula="of:=[.K89]/9.8 * 1000" office:value-type="float" office:value="1.21912564308878" calcext:value-type="float">
            <text:p>1.21912564308878</text:p>
          </table:table-cell>
          <table:table-cell table:formula="of:=[.K89]*[.K89]/9.8*1000000" office:value-type="float" office:value="14.5654198696389" calcext:value-type="float">
            <text:p>14.5654198696389</text:p>
          </table:table-cell>
          <table:table-cell table:formula="of:=(2 * 0.025/[.Q87]+[.L89]/[.K89])*[.T87]" office:value-type="float" office:value="0.1279844475" calcext:value-type="float">
            <text:p>0.1279844475</text:p>
          </table:table-cell>
          <table:table-cell table:formula="of:=([.L89]/[.K89] + 0.025 / [.Q87] + [.X87]/[.T87]) * [.U87]" office:value-type="float" office:value="0.0101518605063695" calcext:value-type="float">
            <text:p>0.01015186050637</text:p>
          </table:table-cell>
          <table:table-cell table:formula="of:=[.L89] / [.K89] * [.V87]" office:value-type="float" office:value="0.0291308397392778" calcext:value-type="float">
            <text:p>0.029130839739278</text:p>
          </table:table-cell>
          <table:table-cell table:formula="of:=[.L89] / [.K89] * [.W87] * 2" office:value-type="float" office:value="0.696077413124918" calcext:value-type="float">
            <text:p>0.696077413124918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екло</text:p>
          </table:table-cell>
          <table:table-cell table:formula="of:=[.P87]" office:value-type="float" office:value="29.8" calcext:value-type="float">
            <text:p>29.8</text:p>
          </table:table-cell>
          <table:table-cell table:formula="of:=[.T87]" office:value-type="float" office:value="2.682865395" calcext:value-type="float">
            <text:p>2.682865395</text:p>
          </table:table-cell>
          <table:table-cell table:style-name="ce28" table:formula="of:=1000/(273.3+[.AE87])" office:value-type="float" office:value="3.29924117452986" calcext:value-type="float">
            <text:p>3.29924117452986</text:p>
          </table:table-cell>
          <table:table-cell table:formula="of:=LN([.AF87])" office:value-type="float" office:value="0.986885400598668" calcext:value-type="float">
            <text:p>0.986885400598668</text:p>
          </table:table-cell>
          <table:table-cell table:formula="of:=AVERAGE([.X87:.X88])" office:value-type="float" office:value="0.125858419166667" calcext:value-type="float">
            <text:p>0.125858419166667</text:p>
          </table:table-cell>
          <table:table-cell table:formula="of:=0.2 / [.AE87] * [.AG87]" office:value-type="float" office:value="0.0221425582183212" calcext:value-type="float">
            <text:p>0.022142558218321</text:p>
          </table:table-cell>
          <table:table-cell table:formula="of:=[.AI87]/[.AF87]" office:value-type="float" office:value="0.0469119395260106" calcext:value-type="float">
            <text:p>0.0469119395260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.6" calcext:value-type="float">
            <text:p>24.6</text:p>
          </table:table-cell>
          <table:table-cell office:value-type="float" office:value="24.7" calcext:value-type="float">
            <text:p>24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9.31" calcext:value-type="float">
            <text:p>19.31</text:p>
          </table:table-cell>
          <table:table-cell office:value-type="float" office:value="19.27" calcext:value-type="float">
            <text:p>19.27</text:p>
          </table:table-cell>
          <table:table-cell table:formula="of:=IF([.B88]&gt;0;7700;2600)" office:value-type="float" office:value="7700" calcext:value-type="float">
            <text:p>7700</text:p>
          </table:table-cell>
          <table:table-cell office:value-type="float" office:value="1264" calcext:value-type="float">
            <text:p>1264</text:p>
          </table:table-cell>
          <table:table-cell table:formula="of:=0.2/([.G88]+[.H88])" office:value-type="float" office:value="0.00518403317781234" calcext:value-type="float">
            <text:p>0.005184033177812</text:p>
          </table:table-cell>
          <table:table-cell table:formula="of:=0.4/([.G88]+[.H88])*[.K88]" office:value-type="float" office:value="0.0000537483999773182" calcext:value-type="float">
            <text:p>5.37483999773182E-05</text:p>
          </table:table-cell>
          <table:table-cell/>
          <table:table-cell office:value-type="string" calcext:value-type="string">
            <text:p>data</text:p>
          </table:table-cell>
          <table:table-cell table:formula="of:=IF([.B90]&gt;0;&quot;сталь&quot;;&quot;стекло&quot;)" office:value-type="string" office:string-value="стекло" calcext:value-type="string">
            <text:p>стекло</text:p>
          </table:table-cell>
          <table:table-cell table:style-name="ce14" table:formula="of:=AVERAGE([.C90:.D90])" office:value-type="float" office:value="29.7" calcext:value-type="float">
            <text:p>29.7</text:p>
          </table:table-cell>
          <table:table-cell table:formula="of:=AVERAGE([.E90:.F90])" office:value-type="float" office:value="2.1" calcext:value-type="float">
            <text:p>2.1</text:p>
          </table:table-cell>
          <table:table-cell table:formula="of:=[.G90]" office:value-type="float" office:value="7.87" calcext:value-type="float">
            <text:p>7.87</text:p>
          </table:table-cell>
          <table:table-cell table:formula="of:=[.H90]" office:value-type="float" office:value="7.78" calcext:value-type="float">
            <text:p>7.78</text:p>
          </table:table-cell>
          <table:table-cell table:style-name="ce22" table:formula="of:=2/9*9.8*([.Q88]/2 / 1000)^2*([.I90]-[.J90])/[.K90] * 10" office:value-type="float" office:value="2.506295855" calcext:value-type="float">
            <text:p>2.506295855</text:p>
          </table:table-cell>
          <table:table-cell table:formula="of:=[.I90]*[.K90]*[.Q88]/2/[.T88]/1000 * 10" office:value-type="float" office:value="0.139202157016447" calcext:value-type="float">
            <text:p>0.139202157016447</text:p>
          </table:table-cell>
          <table:table-cell table:formula="of:=[.K90]/9.8 * 1000" office:value-type="float" office:value="1.30403599139336" calcext:value-type="float">
            <text:p>1.30403599139336</text:p>
          </table:table-cell>
          <table:table-cell table:formula="of:=[.K90]*[.K90]/9.8*1000000" office:value-type="float" office:value="16.6649966951228" calcext:value-type="float">
            <text:p>16.6649966951228</text:p>
          </table:table-cell>
          <table:table-cell table:formula="of:=(2 * 0.025/[.Q88]+[.L90]/[.K90])*[.T88]" office:value-type="float" office:value="0.123732390833333" calcext:value-type="float">
            <text:p>0.123732390833333</text:p>
          </table:table-cell>
          <table:table-cell table:formula="of:=([.L90]/[.K90] + 0.025 / [.Q88] + [.X88]/[.T88]) * [.U88]" office:value-type="float" office:value="0.0120872708226285" calcext:value-type="float">
            <text:p>0.012087270822629</text:p>
          </table:table-cell>
          <table:table-cell table:formula="of:=[.L90] / [.K90] * [.V88]" office:value-type="float" office:value="0.0333299933902457" calcext:value-type="float">
            <text:p>0.033329993390246</text:p>
          </table:table-cell>
          <table:table-cell table:formula="of:=[.L90] / [.K90] * [.W88] * 2" office:value-type="float" office:value="0.851884815086152" calcext:value-type="float">
            <text:p>0.851884815086152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екло</text:p>
          </table:table-cell>
          <table:table-cell table:formula="of:=[.P88]" office:value-type="float" office:value="29.7" calcext:value-type="float">
            <text:p>29.7</text:p>
          </table:table-cell>
          <table:table-cell table:formula="of:=[.T88]" office:value-type="float" office:value="2.506295855" calcext:value-type="float">
            <text:p>2.506295855</text:p>
          </table:table-cell>
          <table:table-cell table:style-name="ce28" table:formula="of:=1000/(273.3+[.AE88])" office:value-type="float" office:value="3.3003300330033" calcext:value-type="float">
            <text:p>3.3003300330033</text:p>
          </table:table-cell>
          <table:table-cell table:formula="of:=LN([.AF88])" office:value-type="float" office:value="0.91880590816472" calcext:value-type="float">
            <text:p>0.91880590816472</text:p>
          </table:table-cell>
          <table:table-cell table:formula="of:=AVERAGE([.X88:.X89])" office:value-type="float" office:value="0.109345627416667" calcext:value-type="float">
            <text:p>0.109345627416667</text:p>
          </table:table-cell>
          <table:table-cell table:formula="of:=0.2 / [.AE88] * [.AG88]" office:value-type="float" office:value="0.0222244446666889" calcext:value-type="float">
            <text:p>0.022224444666689</text:p>
          </table:table-cell>
          <table:table-cell table:formula="of:=[.AI88]/[.AF88]" office:value-type="float" office:value="0.043628379785461" calcext:value-type="float">
            <text:p>0.04362837978546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9.8" calcext:value-type="float">
            <text:p>29.8</text:p>
          </table:table-cell>
          <table:table-cell table:formula="of:=4.15-2.05" office:value-type="float" office:value="2.1" calcext:value-type="float">
            <text:p>2.1</text:p>
          </table:table-cell>
          <table:table-cell office:value-type="float" office:value="2.1" calcext:value-type="float">
            <text:p>2.1</text:p>
          </table:table-cell>
          <table:table-cell office:value-type="float" office:value="8.38" calcext:value-type="float">
            <text:p>8.38</text:p>
          </table:table-cell>
          <table:table-cell office:value-type="float" office:value="8.36" calcext:value-type="float">
            <text:p>8.36</text:p>
          </table:table-cell>
          <table:table-cell table:formula="of:=IF([.B89]&gt;0;7700;2600)" office:value-type="float" office:value="2600" calcext:value-type="float">
            <text:p>2600</text:p>
          </table:table-cell>
          <table:table-cell office:value-type="float" office:value="1265" calcext:value-type="float">
            <text:p>1265</text:p>
          </table:table-cell>
          <table:table-cell table:formula="of:=0.2/([.G89]+[.H89])" office:value-type="float" office:value="0.01194743130227" calcext:value-type="float">
            <text:p>0.01194743130227</text:p>
          </table:table-cell>
          <table:table-cell table:formula="of:=0.4/([.G89]+[.H89])*[.K89]" office:value-type="float" office:value="0.000285482229444923" calcext:value-type="float">
            <text:p>0.000285482229445</text:p>
          </table:table-cell>
          <table:table-cell/>
          <table:table-cell office:value-type="string" calcext:value-type="string">
            <text:p>data</text:p>
          </table:table-cell>
          <table:table-cell table:formula="of:=IF([.B93]&gt;0;&quot;сталь&quot;;&quot;стекло&quot;)" office:value-type="string" office:string-value="стекло" calcext:value-type="string">
            <text:p>стекло</text:p>
          </table:table-cell>
          <table:table-cell table:style-name="ce14" table:formula="of:=AVERAGE([.C93:.D93])" office:value-type="float" office:value="39.8" calcext:value-type="float">
            <text:p>39.8</text:p>
          </table:table-cell>
          <table:table-cell table:formula="of:=AVERAGE([.E93:.F93])" office:value-type="float" office:value="2.1" calcext:value-type="float">
            <text:p>2.1</text:p>
          </table:table-cell>
          <table:table-cell table:formula="of:=[.G93]" office:value-type="float" office:value="4.1" calcext:value-type="float">
            <text:p>4.1</text:p>
          </table:table-cell>
          <table:table-cell table:formula="of:=[.H93]" office:value-type="float" office:value="4.06" calcext:value-type="float">
            <text:p>4.06</text:p>
          </table:table-cell>
          <table:table-cell table:style-name="ce23" table:formula="of:=2/9*9.8*([.Q89]/2 / 1000)^2*([.I93]-[.J93])/[.K93] * 10" office:value-type="float" office:value="1.303858248" calcext:value-type="float">
            <text:p>1.303858248</text:p>
          </table:table-cell>
          <table:table-cell table:formula="of:=[.I93]*[.K93]*[.Q89]/2/[.T89]/1000 * 10" office:value-type="float" office:value="0.513182815758683" calcext:value-type="float">
            <text:p>0.513182815758683</text:p>
          </table:table-cell>
          <table:table-cell table:formula="of:=[.K93]/9.8 * 1000" office:value-type="float" office:value="2.50100040016006" calcext:value-type="float">
            <text:p>2.50100040016006</text:p>
          </table:table-cell>
          <table:table-cell table:formula="of:=[.K93]*[.K93]/9.8*1000000" office:value-type="float" office:value="61.2990294156878" calcext:value-type="float">
            <text:p>61.2990294156878</text:p>
          </table:table-cell>
          <table:table-cell table:formula="of:=(2 * 0.025/[.Q89]+[.L93]/[.K93])*[.T89]" office:value-type="float" office:value="0.094958864" calcext:value-type="float">
            <text:p>0.094958864</text:p>
          </table:table-cell>
          <table:table-cell table:formula="of:=([.L93]/[.K93] + 0.025 / [.Q89] + [.X89]/[.T89]) * [.U89]" office:value-type="float" office:value="0.0686399984663225" calcext:value-type="float">
            <text:p>0.068639998466323</text:p>
          </table:table-cell>
          <table:table-cell table:formula="of:=[.L93] / [.K93] * [.V89]" office:value-type="float" office:value="0.122598058831376" calcext:value-type="float">
            <text:p>0.122598058831376</text:p>
          </table:table-cell>
          <table:table-cell table:formula="of:=[.L93] / [.K93] * [.W89] * 2" office:value-type="float" office:value="6.00970876624391" calcext:value-type="float">
            <text:p>6.00970876624391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екло</text:p>
          </table:table-cell>
          <table:table-cell table:formula="of:=[.P89]" office:value-type="float" office:value="39.8" calcext:value-type="float">
            <text:p>39.8</text:p>
          </table:table-cell>
          <table:table-cell table:formula="of:=[.T89]" office:value-type="float" office:value="1.303858248" calcext:value-type="float">
            <text:p>1.303858248</text:p>
          </table:table-cell>
          <table:table-cell table:style-name="ce28" table:formula="of:=1000/(273.3+[.AE89])" office:value-type="float" office:value="3.19386777387416" calcext:value-type="float">
            <text:p>3.19386777387416</text:p>
          </table:table-cell>
          <table:table-cell table:formula="of:=LN([.AF89])" office:value-type="float" office:value="0.265327752074116" calcext:value-type="float">
            <text:p>0.265327752074116</text:p>
          </table:table-cell>
          <table:table-cell table:formula="of:=AVERAGE([.X89:.X90])" office:value-type="float" office:value="0.0947901365833333" calcext:value-type="float">
            <text:p>0.094790136583333</text:p>
          </table:table-cell>
          <table:table-cell table:formula="of:=0.2 / [.AE89] * [.AG89]" office:value-type="float" office:value="0.0160495868033877" calcext:value-type="float">
            <text:p>0.016049586803388</text:p>
          </table:table-cell>
          <table:table-cell table:formula="of:=[.AI89]/[.AF89]" office:value-type="float" office:value="0.072699725394791" calcext:value-type="float">
            <text:p>0.07269972539479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9.7" calcext:value-type="float">
            <text:p>29.7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7.87" calcext:value-type="float">
            <text:p>7.87</text:p>
          </table:table-cell>
          <table:table-cell office:value-type="float" office:value="7.78" calcext:value-type="float">
            <text:p>7.78</text:p>
          </table:table-cell>
          <table:table-cell table:formula="of:=IF([.B90]&gt;0;7700;2600)" office:value-type="float" office:value="2600" calcext:value-type="float">
            <text:p>2600</text:p>
          </table:table-cell>
          <table:table-cell office:value-type="float" office:value="1266" calcext:value-type="float">
            <text:p>1266</text:p>
          </table:table-cell>
          <table:table-cell table:formula="of:=0.2/([.G90]+[.H90])" office:value-type="float" office:value="0.012779552715655" calcext:value-type="float">
            <text:p>0.012779552715655</text:p>
          </table:table-cell>
          <table:table-cell table:formula="of:=0.4/([.G90]+[.H90])*[.K90]" office:value-type="float" office:value="0.000326633935224408" calcext:value-type="float">
            <text:p>0.000326633935224</text:p>
          </table:table-cell>
          <table:table-cell/>
          <table:table-cell office:value-type="string" calcext:value-type="string">
            <text:p>data</text:p>
          </table:table-cell>
          <table:table-cell table:formula="of:=IF([.B94]&gt;0;&quot;сталь&quot;;&quot;стекло&quot;)" office:value-type="string" office:string-value="стекло" calcext:value-type="string">
            <text:p>стекло</text:p>
          </table:table-cell>
          <table:table-cell table:style-name="ce14" table:formula="of:=AVERAGE([.C94:.D94])" office:value-type="float" office:value="39.9" calcext:value-type="float">
            <text:p>39.9</text:p>
          </table:table-cell>
          <table:table-cell table:formula="of:=AVERAGE([.E94:.F94])" office:value-type="float" office:value="2.1" calcext:value-type="float">
            <text:p>2.1</text:p>
          </table:table-cell>
          <table:table-cell table:formula="of:=[.G94]" office:value-type="float" office:value="4.04" calcext:value-type="float">
            <text:p>4.04</text:p>
          </table:table-cell>
          <table:table-cell table:formula="of:=[.H94]" office:value-type="float" office:value="4.05" calcext:value-type="float">
            <text:p>4.05</text:p>
          </table:table-cell>
          <table:table-cell table:style-name="ce23" table:formula="of:=2/9*9.8*([.Q90]/2 / 1000)^2*([.I94]-[.J94])/[.K94] * 10" office:value-type="float" office:value="1.291701985" calcext:value-type="float">
            <text:p>1.291701985</text:p>
          </table:table-cell>
          <table:table-cell table:formula="of:=[.I94]*[.K94]*[.Q90]/2/[.T90]/1000 * 10" office:value-type="float" office:value="0.522494585277164" calcext:value-type="float">
            <text:p>0.522494585277164</text:p>
          </table:table-cell>
          <table:table-cell table:formula="of:=[.K94]/9.8 * 1000" office:value-type="float" office:value="2.52264070028506" calcext:value-type="float">
            <text:p>2.52264070028506</text:p>
          </table:table-cell>
          <table:table-cell table:formula="of:=[.K94]*[.K94]/9.8*1000000" office:value-type="float" office:value="62.3644178068" calcext:value-type="float">
            <text:p>62.3644178068</text:p>
          </table:table-cell>
          <table:table-cell table:formula="of:=(2 * 0.025/[.Q90]+[.L94]/[.K94])*[.T90]" office:value-type="float" office:value="0.0946214091666667" calcext:value-type="float">
            <text:p>0.094621409166667</text:p>
          </table:table-cell>
          <table:table-cell table:formula="of:=([.L94]/[.K94] + 0.025 / [.Q90] + [.X90]/[.T90]) * [.U90]" office:value-type="float" office:value="0.0703287122775063" calcext:value-type="float">
            <text:p>0.070328712277506</text:p>
          </table:table-cell>
          <table:table-cell table:formula="of:=[.L94] / [.K94] * [.V90]" office:value-type="float" office:value="0.1247288356136" calcext:value-type="float">
            <text:p>0.1247288356136</text:p>
          </table:table-cell>
          <table:table-cell table:formula="of:=[.L94] / [.K94] * [.W90] * 2" office:value-type="float" office:value="6.16706232947342" calcext:value-type="float">
            <text:p>6.16706232947342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екло</text:p>
          </table:table-cell>
          <table:table-cell table:formula="of:=[.P90]" office:value-type="float" office:value="39.9" calcext:value-type="float">
            <text:p>39.9</text:p>
          </table:table-cell>
          <table:table-cell table:formula="of:=[.T90]" office:value-type="float" office:value="1.291701985" calcext:value-type="float">
            <text:p>1.291701985</text:p>
          </table:table-cell>
          <table:table-cell table:style-name="ce28" table:formula="of:=1000/(273.3+[.AE90])" office:value-type="float" office:value="3.19284802043423" calcext:value-type="float">
            <text:p>3.19284802043423</text:p>
          </table:table-cell>
          <table:table-cell table:formula="of:=LN([.AF90])" office:value-type="float" office:value="0.255960716989188" calcext:value-type="float">
            <text:p>0.255960716989188</text:p>
          </table:table-cell>
          <table:table-cell table:formula="of:=AVERAGE([.X90:.X91])" office:value-type="float" office:value="0.088066579125" calcext:value-type="float">
            <text:p>0.088066579125</text:p>
          </table:table-cell>
          <table:table-cell table:formula="of:=0.2 / [.AE90] * [.AG90]" office:value-type="float" office:value="0.0160042507289936" calcext:value-type="float">
            <text:p>0.016004250728994</text:p>
          </table:table-cell>
          <table:table-cell table:formula="of:=[.AI90]/[.AF90]" office:value-type="float" office:value="0.0681787131611476" calcext:value-type="float">
            <text:p>0.0681787131611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29.9" calcext:value-type="float">
            <text:p>29.9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1.16" calcext:value-type="float">
            <text:p>11.16</text:p>
          </table:table-cell>
          <table:table-cell office:value-type="float" office:value="11.27" calcext:value-type="float">
            <text:p>11.27</text:p>
          </table:table-cell>
          <table:table-cell table:formula="of:=IF([.B91]&gt;0;7700;2600)" office:value-type="float" office:value="7700" calcext:value-type="float">
            <text:p>7700</text:p>
          </table:table-cell>
          <table:table-cell office:value-type="float" office:value="1267" calcext:value-type="float">
            <text:p>1267</text:p>
          </table:table-cell>
          <table:table-cell table:formula="of:=0.2/([.G91]+[.H91])" office:value-type="float" office:value="0.00891662951404369" calcext:value-type="float">
            <text:p>0.008916629514044</text:p>
          </table:table-cell>
          <table:table-cell table:formula="of:=0.4/([.G91]+[.H91])*[.K91]" office:value-type="float" office:value="0.00015901256378143" calcext:value-type="float">
            <text:p>0.000159012563781</text:p>
          </table:table-cell>
          <table:table-cell/>
          <table:table-cell office:value-type="string" calcext:value-type="string">
            <text:p>data</text:p>
          </table:table-cell>
          <table:table-cell table:formula="of:=IF([.B97]&gt;0;&quot;сталь&quot;;&quot;стекло&quot;)" office:value-type="string" office:string-value="стекло" calcext:value-type="string">
            <text:p>стекло</text:p>
          </table:table-cell>
          <table:table-cell table:style-name="ce14" table:formula="of:=AVERAGE([.C97:.D97])" office:value-type="float" office:value="50.1" calcext:value-type="float">
            <text:p>50.1</text:p>
          </table:table-cell>
          <table:table-cell table:formula="of:=AVERAGE([.E97:.F97])" office:value-type="float" office:value="2.1" calcext:value-type="float">
            <text:p>2.1</text:p>
          </table:table-cell>
          <table:table-cell table:formula="of:=[.G97]" office:value-type="float" office:value="2.39" calcext:value-type="float">
            <text:p>2.39</text:p>
          </table:table-cell>
          <table:table-cell table:formula="of:=[.H97]" office:value-type="float" office:value="2.3" calcext:value-type="float">
            <text:p>2.3</text:p>
          </table:table-cell>
          <table:table-cell table:formula="of:=2/9*9.8*([.Q91]/2 / 1000)^2*([.I97]-[.J97])/[.K97] * 10" office:value-type="float" office:value="0.7471467815" calcext:value-type="float">
            <text:p>0.7471467815</text:p>
          </table:table-cell>
          <table:table-cell table:formula="of:=[.I97]*[.K97]*[.Q91]/2/[.T91]/1000 * 10" office:value-type="float" office:value="1.55816652537854" calcext:value-type="float">
            <text:p>1.55816652537854</text:p>
          </table:table-cell>
          <table:table-cell table:formula="of:=[.K97]/9.8 * 1000" office:value-type="float" office:value="4.35142073887124" calcext:value-type="float">
            <text:p>4.35142073887124</text:p>
          </table:table-cell>
          <table:table-cell table:formula="of:=[.K97]*[.K97]/9.8*1000000" office:value-type="float" office:value="185.561651977452" calcext:value-type="float">
            <text:p>185.561651977452</text:p>
          </table:table-cell>
          <table:table-cell table:formula="of:=(2 * 0.025/[.Q91]+[.L95]/[.K97])*[.T91]" office:value-type="float" office:value="0.0815117490833334" calcext:value-type="float">
            <text:p>0.081511749083333</text:p>
          </table:table-cell>
          <table:table-cell table:formula="of:=([.L95]/[.K97] + 0.025 / [.Q91] + [.X91]/[.T91]) * [.U91]" office:value-type="float" office:value="0.321434139297172" calcext:value-type="float">
            <text:p>0.321434139297172</text:p>
          </table:table-cell>
          <table:table-cell table:formula="of:=[.L95] / [.K97] * [.V91]" office:value-type="float" office:value="0.371123303954903" calcext:value-type="float">
            <text:p>0.371123303954903</text:p>
          </table:table-cell>
          <table:table-cell table:formula="of:=[.L95] / [.K97] * [.W91] * 2" office:value-type="float" office:value="31.6523073735525" calcext:value-type="float">
            <text:p>31.6523073735525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екло</text:p>
          </table:table-cell>
          <table:table-cell table:formula="of:=[.P91]" office:value-type="float" office:value="50.1" calcext:value-type="float">
            <text:p>50.1</text:p>
          </table:table-cell>
          <table:table-cell table:formula="of:=[.T91]" office:value-type="float" office:value="0.7471467815" calcext:value-type="float">
            <text:p>0.7471467815</text:p>
          </table:table-cell>
          <table:table-cell table:style-name="ce28" table:formula="of:=1000/(273.3+[.AE91])" office:value-type="float" office:value="3.09214594928881" calcext:value-type="float">
            <text:p>3.09214594928881</text:p>
          </table:table-cell>
          <table:table-cell table:formula="of:=LN([.AF91])" office:value-type="float" office:value="-0.291493618506616" calcext:value-type="float">
            <text:p>-0.291493618506616</text:p>
          </table:table-cell>
          <table:table-cell table:formula="of:=AVERAGE([.X91:.X92])" office:value-type="float" office:value="0.0832267613333334" calcext:value-type="float">
            <text:p>0.083226761333333</text:p>
          </table:table-cell>
          <table:table-cell table:formula="of:=0.2 / [.AE91] * [.AG91]" office:value-type="float" office:value="0.0123438960051449" calcext:value-type="float">
            <text:p>0.012343896005145</text:p>
          </table:table-cell>
          <table:table-cell table:formula="of:=[.AI91]/[.AF91]" office:value-type="float" office:value="0.111392785720423" calcext:value-type="float">
            <text:p>0.1113927857204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9.9" calcext:value-type="float">
            <text:p>29.9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0.38" calcext:value-type="float">
            <text:p>10.38</text:p>
          </table:table-cell>
          <table:table-cell office:value-type="float" office:value="10.4" calcext:value-type="float">
            <text:p>10.4</text:p>
          </table:table-cell>
          <table:table-cell table:formula="of:=IF([.B92]&gt;0;7700;2600)" office:value-type="float" office:value="7700" calcext:value-type="float">
            <text:p>7700</text:p>
          </table:table-cell>
          <table:table-cell office:value-type="float" office:value="1268" calcext:value-type="float">
            <text:p>1268</text:p>
          </table:table-cell>
          <table:table-cell table:formula="of:=0.2/([.G92]+[.H92])" office:value-type="float" office:value="0.00962463907603465" calcext:value-type="float">
            <text:p>0.009624639076035</text:p>
          </table:table-cell>
          <table:table-cell table:formula="of:=0.4/([.G92]+[.H92])*[.K92]" office:value-type="float" office:value="0.000185267354687866" calcext:value-type="float">
            <text:p>0.000185267354688</text:p>
          </table:table-cell>
          <table:table-cell/>
          <table:table-cell office:value-type="string" calcext:value-type="string">
            <text:p>data</text:p>
          </table:table-cell>
          <table:table-cell table:formula="of:=IF([.B98]&gt;0;&quot;сталь&quot;;&quot;стекло&quot;)" office:value-type="string" office:string-value="стекло" calcext:value-type="string">
            <text:p>стекло</text:p>
          </table:table-cell>
          <table:table-cell table:style-name="ce14" table:formula="of:=AVERAGE([.C98:.D98])" office:value-type="float" office:value="49.9" calcext:value-type="float">
            <text:p>49.9</text:p>
          </table:table-cell>
          <table:table-cell table:formula="of:=AVERAGE([.E98:.F98])" office:value-type="float" office:value="2.15" calcext:value-type="float">
            <text:p>2.15</text:p>
          </table:table-cell>
          <table:table-cell table:formula="of:=[.G98]" office:value-type="float" office:value="2.39" calcext:value-type="float">
            <text:p>2.39</text:p>
          </table:table-cell>
          <table:table-cell table:formula="of:=[.H98]" office:value-type="float" office:value="2.3" calcext:value-type="float">
            <text:p>2.3</text:p>
          </table:table-cell>
          <table:table-cell table:formula="of:=2/9*9.8*([.Q92]/2 / 1000)^2*([.I98]-[.J98])/[.K98] * 10" office:value-type="float" office:value="0.782558587416667" calcext:value-type="float">
            <text:p>0.782558587416667</text:p>
          </table:table-cell>
          <table:table-cell table:formula="of:=[.I98]*[.K98]*[.Q92]/2/[.T92]/1000 * 10" office:value-type="float" office:value="1.52307785480808" calcext:value-type="float">
            <text:p>1.52307785480808</text:p>
          </table:table-cell>
          <table:table-cell table:formula="of:=[.K98]/9.8 * 1000" office:value-type="float" office:value="4.35142073887124" calcext:value-type="float">
            <text:p>4.35142073887124</text:p>
          </table:table-cell>
          <table:table-cell table:formula="of:=[.K98]*[.K98]/9.8*1000000" office:value-type="float" office:value="185.561651977452" calcext:value-type="float">
            <text:p>185.561651977452</text:p>
          </table:table-cell>
          <table:table-cell table:formula="of:=(2 * 0.025/[.Q92]+[.L96]/[.K98])*[.T92]" office:value-type="float" office:value="0.0849417735833334" calcext:value-type="float">
            <text:p>0.084941773583333</text:p>
          </table:table-cell>
          <table:table-cell table:formula="of:=([.L96]/[.K98] + 0.025 / [.Q92] + [.X92]/[.T92]) * [.U92]" office:value-type="float" office:value="0.312930683363777" calcext:value-type="float">
            <text:p>0.312930683363777</text:p>
          </table:table-cell>
          <table:table-cell table:formula="of:=[.L96] / [.K98] * [.V92]" office:value-type="float" office:value="0.371123303954903" calcext:value-type="float">
            <text:p>0.371123303954903</text:p>
          </table:table-cell>
          <table:table-cell table:formula="of:=[.L96] / [.K98] * [.W92] * 2" office:value-type="float" office:value="31.6523073735525" calcext:value-type="float">
            <text:p>31.6523073735525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екло</text:p>
          </table:table-cell>
          <table:table-cell table:formula="of:=[.P92]" office:value-type="float" office:value="49.9" calcext:value-type="float">
            <text:p>49.9</text:p>
          </table:table-cell>
          <table:table-cell table:formula="of:=[.T92]" office:value-type="float" office:value="0.782558587416667" calcext:value-type="float">
            <text:p>0.782558587416667</text:p>
          </table:table-cell>
          <table:table-cell table:style-name="ce28" table:formula="of:=1000/(273.3+[.AE92])" office:value-type="float" office:value="3.09405940594059" calcext:value-type="float">
            <text:p>3.09405940594059</text:p>
          </table:table-cell>
          <table:table-cell table:formula="of:=LN([.AF92])" office:value-type="float" office:value="-0.245186487272628" calcext:value-type="float">
            <text:p>-0.245186487272628</text:p>
          </table:table-cell>
          <table:table-cell table:formula="of:=AVERAGE([.X92:.X93])" office:value-type="float" office:value="0.0789432772916667" calcext:value-type="float">
            <text:p>0.078943277291667</text:p>
          </table:table-cell>
          <table:table-cell table:formula="of:=0.2 / [.AE92] * [.AG92]" office:value-type="float" office:value="0.0124010397031687" calcext:value-type="float">
            <text:p>0.012401039703169</text:p>
          </table:table-cell>
          <table:table-cell table:formula="of:=[.AI92]/[.AF92]" office:value-type="float" office:value="0.100878424390267" calcext:value-type="float">
            <text:p>0.1008784243902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9.8" calcext:value-type="float">
            <text:p>39.8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4.1" calcext:value-type="float">
            <text:p>4.1</text:p>
          </table:table-cell>
          <table:table-cell office:value-type="float" office:value="4.06" calcext:value-type="float">
            <text:p>4.06</text:p>
          </table:table-cell>
          <table:table-cell table:formula="of:=IF([.B93]&gt;0;7700;2600)" office:value-type="float" office:value="2600" calcext:value-type="float">
            <text:p>2600</text:p>
          </table:table-cell>
          <table:table-cell office:value-type="float" office:value="1269" calcext:value-type="float">
            <text:p>1269</text:p>
          </table:table-cell>
          <table:table-cell table:formula="of:=0.2/([.G93]+[.H93])" office:value-type="float" office:value="0.0245098039215686" calcext:value-type="float">
            <text:p>0.024509803921569</text:p>
          </table:table-cell>
          <table:table-cell table:formula="of:=0.4/([.G93]+[.H93])*[.K93]" office:value-type="float" office:value="0.00120146097654748" calcext:value-type="float">
            <text:p>0.001201460976547</text:p>
          </table:table-cell>
          <table:table-cell/>
          <table:table-cell office:value-type="string" calcext:value-type="string">
            <text:p>data</text:p>
          </table:table-cell>
          <table:table-cell table:formula="of:=IF([.B101]&gt;0;&quot;сталь&quot;;&quot;стекло&quot;)" office:value-type="string" office:string-value="стекло" calcext:value-type="string">
            <text:p>стекло</text:p>
          </table:table-cell>
          <table:table-cell table:style-name="ce14" table:formula="of:=AVERAGE([.C101:.D101])" office:value-type="float" office:value="59.4" calcext:value-type="float">
            <text:p>59.4</text:p>
          </table:table-cell>
          <table:table-cell table:formula="of:=AVERAGE([.E101:.F101])" office:value-type="float" office:value="2.05" calcext:value-type="float">
            <text:p>2.05</text:p>
          </table:table-cell>
          <table:table-cell table:formula="of:=[.G101]" office:value-type="float" office:value="1.68" calcext:value-type="float">
            <text:p>1.68</text:p>
          </table:table-cell>
          <table:table-cell table:formula="of:=[.H101]" office:value-type="float" office:value="1.68" calcext:value-type="float">
            <text:p>1.68</text:p>
          </table:table-cell>
          <table:table-cell table:formula="of:=2/9*9.8*([.Q93]/2 / 1000)^2*([.I101]-[.J101])/[.K101] * 10" office:value-type="float" office:value="0.508546206" calcext:value-type="float">
            <text:p>0.508546206</text:p>
          </table:table-cell>
          <table:table-cell table:formula="of:=[.I101]*[.K101]*[.Q93]/2/[.T93]/1000 * 10" office:value-type="float" office:value="3.11930264171418" calcext:value-type="float">
            <text:p>3.11930264171418</text:p>
          </table:table-cell>
          <table:table-cell table:formula="of:=[.K101]/9.8 * 1000" office:value-type="float" office:value="6.07385811467444" calcext:value-type="float">
            <text:p>6.07385811467444</text:p>
          </table:table-cell>
          <table:table-cell table:formula="of:=[.K101]*[.K101]/9.8*1000000" office:value-type="float" office:value="361.539173492526" calcext:value-type="float">
            <text:p>361.539173492526</text:p>
          </table:table-cell>
          <table:table-cell table:formula="of:=(2 * 0.025/[.Q93]+[.L99]/[.K101])*[.T93]" office:value-type="float" office:value="0.072944781" calcext:value-type="float">
            <text:p>0.072944781</text:p>
          </table:table-cell>
          <table:table-cell table:formula="of:=([.L99]/[.K101] + 0.025 / [.Q93] + [.X93]/[.T93]) * [.U93]" office:value-type="float" office:value="0.85681193352544" calcext:value-type="float">
            <text:p>0.85681193352544</text:p>
          </table:table-cell>
          <table:table-cell table:formula="of:=[.L99] / [.K101] * [.V93]" office:value-type="float" office:value="0.723078346985053" calcext:value-type="float">
            <text:p>0.723078346985053</text:p>
          </table:table-cell>
          <table:table-cell table:formula="of:=[.L99] / [.K101] * [.W93] * 2" office:value-type="float" office:value="86.0807555934587" calcext:value-type="float">
            <text:p>86.0807555934587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екло</text:p>
          </table:table-cell>
          <table:table-cell table:formula="of:=[.P93]" office:value-type="float" office:value="59.4" calcext:value-type="float">
            <text:p>59.4</text:p>
          </table:table-cell>
          <table:table-cell table:formula="of:=[.T93]" office:value-type="float" office:value="0.508546206" calcext:value-type="float">
            <text:p>0.508546206</text:p>
          </table:table-cell>
          <table:table-cell table:style-name="ce28" table:formula="of:=1000/(273.3+[.AE93])" office:value-type="float" office:value="3.00571085061617" calcext:value-type="float">
            <text:p>3.00571085061617</text:p>
          </table:table-cell>
          <table:table-cell table:formula="of:=LN([.AF93])" office:value-type="float" office:value="-0.676199200365065" calcext:value-type="float">
            <text:p>-0.676199200365065</text:p>
          </table:table-cell>
          <table:table-cell table:formula="of:=AVERAGE([.X93:.X94])" office:value-type="float" office:value="0.07461853525" calcext:value-type="float">
            <text:p>0.07461853525</text:p>
          </table:table-cell>
          <table:table-cell table:formula="of:=0.2 / [.AE93] * [.AG93]" office:value-type="float" office:value="0.0101202385542632" calcext:value-type="float">
            <text:p>0.010120238554263</text:p>
          </table:table-cell>
          <table:table-cell table:formula="of:=[.AI93]/[.AF93]" office:value-type="float" office:value="0.146729115996984" calcext:value-type="float">
            <text:p>0.1467291159969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9.9" calcext:value-type="float">
            <text:p>39.9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4.04" calcext:value-type="float">
            <text:p>4.04</text:p>
          </table:table-cell>
          <table:table-cell office:value-type="float" office:value="4.05" calcext:value-type="float">
            <text:p>4.05</text:p>
          </table:table-cell>
          <table:table-cell table:formula="of:=IF([.B94]&gt;0;7700;2600)" office:value-type="float" office:value="2600" calcext:value-type="float">
            <text:p>2600</text:p>
          </table:table-cell>
          <table:table-cell office:value-type="float" office:value="1270" calcext:value-type="float">
            <text:p>1270</text:p>
          </table:table-cell>
          <table:table-cell table:formula="of:=0.2/([.G94]+[.H94])" office:value-type="float" office:value="0.0247218788627936" calcext:value-type="float">
            <text:p>0.024721878862794</text:p>
          </table:table-cell>
          <table:table-cell table:formula="of:=0.4/([.G94]+[.H94])*[.K94]" office:value-type="float" office:value="0.00122234258901328" calcext:value-type="float">
            <text:p>0.001222342589013</text:p>
          </table:table-cell>
          <table:table-cell/>
          <table:table-cell office:value-type="string" calcext:value-type="string">
            <text:p>data</text:p>
          </table:table-cell>
          <table:table-cell table:formula="of:=IF([.B102]&gt;0;&quot;сталь&quot;;&quot;стекло&quot;)" office:value-type="string" office:string-value="стекло" calcext:value-type="string">
            <text:p>стекло</text:p>
          </table:table-cell>
          <table:table-cell table:style-name="ce14" table:formula="of:=AVERAGE([.C102:.D102])" office:value-type="float" office:value="59.65" calcext:value-type="float">
            <text:p>59.65</text:p>
          </table:table-cell>
          <table:table-cell table:formula="of:=AVERAGE([.E102:.F102])" office:value-type="float" office:value="2.1" calcext:value-type="float">
            <text:p>2.1</text:p>
          </table:table-cell>
          <table:table-cell table:formula="of:=[.G102]" office:value-type="float" office:value="1.68" calcext:value-type="float">
            <text:p>1.68</text:p>
          </table:table-cell>
          <table:table-cell table:formula="of:=[.H102]" office:value-type="float" office:value="1.71" calcext:value-type="float">
            <text:p>1.71</text:p>
          </table:table-cell>
          <table:table-cell table:formula="of:=2/9*9.8*([.Q94]/2 / 1000)^2*([.I102]-[.J102])/[.K102] * 10" office:value-type="float" office:value="0.538013679" calcext:value-type="float">
            <text:p>0.538013679</text:p>
          </table:table-cell>
          <table:table-cell table:formula="of:=[.I102]*[.K102]*[.Q94]/2/[.T94]/1000 * 10" office:value-type="float" office:value="2.99364036992552" calcext:value-type="float">
            <text:p>2.99364036992552</text:p>
          </table:table-cell>
          <table:table-cell table:formula="of:=[.K102]/9.8 * 1000" office:value-type="float" office:value="6.02010715790741" calcext:value-type="float">
            <text:p>6.02010715790741</text:p>
          </table:table-cell>
          <table:table-cell table:formula="of:=[.K102]*[.K102]/9.8*1000000" office:value-type="float" office:value="355.168563888343" calcext:value-type="float">
            <text:p>355.168563888343</text:p>
          </table:table-cell>
          <table:table-cell table:formula="of:=(2 * 0.025/[.Q94]+[.L100]/[.K102])*[.T94]" office:value-type="float" office:value="0.0762922895" calcext:value-type="float">
            <text:p>0.0762922895</text:p>
          </table:table-cell>
          <table:table-cell table:formula="of:=([.L100]/[.K102] + 0.025 / [.Q94] + [.X94]/[.T94]) * [.U94]" office:value-type="float" office:value="0.813379531609556" calcext:value-type="float">
            <text:p>0.813379531609556</text:p>
          </table:table-cell>
          <table:table-cell table:formula="of:=[.L100] / [.K102] * [.V94]" office:value-type="float" office:value="0.710337127776685" calcext:value-type="float">
            <text:p>0.710337127776685</text:p>
          </table:table-cell>
          <table:table-cell table:formula="of:=[.L100] / [.K102] * [.W94] * 2" office:value-type="float" office:value="83.815590298134" calcext:value-type="float">
            <text:p>83.815590298134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екло</text:p>
          </table:table-cell>
          <table:table-cell table:formula="of:=[.P94]" office:value-type="float" office:value="59.65" calcext:value-type="float">
            <text:p>59.65</text:p>
          </table:table-cell>
          <table:table-cell table:formula="of:=[.T94]" office:value-type="float" office:value="0.538013679" calcext:value-type="float">
            <text:p>0.538013679</text:p>
          </table:table-cell>
          <table:table-cell table:style-name="ce28" table:formula="of:=1000/(273.3+[.AE94])" office:value-type="float" office:value="3.00345397206788" calcext:value-type="float">
            <text:p>3.00345397206788</text:p>
          </table:table-cell>
          <table:table-cell table:formula="of:=LN([.AF94])" office:value-type="float" office:value="-0.619871293493021" calcext:value-type="float">
            <text:p>-0.619871293493021</text:p>
          </table:table-cell>
          <table:table-cell table:formula="of:=AVERAGE([.X94:.X95])" office:value-type="float" office:value="0.206563544541667" calcext:value-type="float">
            <text:p>0.206563544541667</text:p>
          </table:table-cell>
          <table:table-cell table:formula="of:=0.2 / [.AE94] * [.AG94]" office:value-type="float" office:value="0.0100702564025746" calcext:value-type="float">
            <text:p>0.010070256402575</text:p>
          </table:table-cell>
          <table:table-cell table:formula="of:=[.AI94]/[.AF94]" office:value-type="float" office:value="0.383937346956687" calcext:value-type="float">
            <text:p>0.3839373469566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9.6" calcext:value-type="float">
            <text:p>39.6</text:p>
          </table:table-cell>
          <table:table-cell office:value-type="float" office:value="39.7" calcext:value-type="float">
            <text:p>39.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7.1" calcext:value-type="float">
            <text:p>7.1</text:p>
          </table:table-cell>
          <table:table-cell office:value-type="float" office:value="7.21" calcext:value-type="float">
            <text:p>7.21</text:p>
          </table:table-cell>
          <table:table-cell table:formula="of:=IF([.B95]&gt;0;7700;2600)" office:value-type="float" office:value="7700" calcext:value-type="float">
            <text:p>7700</text:p>
          </table:table-cell>
          <table:table-cell office:value-type="float" office:value="1271" calcext:value-type="float">
            <text:p>1271</text:p>
          </table:table-cell>
          <table:table-cell table:formula="of:=0.2/([.G95]+[.H95])" office:value-type="float" office:value="0.0139762403913347" calcext:value-type="float">
            <text:p>0.013976240391335</text:p>
          </table:table-cell>
          <table:table-cell table:formula="of:=0.4/([.G97]+[.H97])*[.K97]" office:value-type="float" office:value="0.00363700837875805" calcext:value-type="float">
            <text:p>0.003637008378758</text:p>
          </table:table-cell>
          <table:table-cell/>
          <table:table-cell office:value-type="string" calcext:value-type="string">
            <text:p>data</text:p>
          </table:table-cell>
          <table:table-cell table:formula="of:=IF([.B87]&gt;0;&quot;сталь&quot;;&quot;стекло&quot;)" office:value-type="string" office:string-value="сталь" calcext:value-type="string">
            <text:p>сталь</text:p>
          </table:table-cell>
          <table:table-cell table:style-name="ce15" table:formula="of:=AVERAGE([.C87:.D87])" office:value-type="float" office:value="24.6" calcext:value-type="float">
            <text:p>24.6</text:p>
          </table:table-cell>
          <table:table-cell table:formula="of:=AVERAGE([.E87:.F87])" office:value-type="float" office:value="0.825" calcext:value-type="float">
            <text:p>0.825</text:p>
          </table:table-cell>
          <table:table-cell table:formula="of:=[.G87]" office:value-type="float" office:value="19.81" calcext:value-type="float">
            <text:p>19.81</text:p>
          </table:table-cell>
          <table:table-cell table:formula="of:=[.H87]" office:value-type="float" office:value="20.19" calcext:value-type="float">
            <text:p>20.19</text:p>
          </table:table-cell>
          <table:table-cell table:style-name="ce24" table:formula="of:=2/9*9.8*([.Q95]/2 / 1000)^2*([.I87]-[.J87])/[.K87] * 10" office:value-type="float" office:value="4.770621625" calcext:value-type="float">
            <text:p>4.770621625</text:p>
          </table:table-cell>
          <table:table-cell table:formula="of:=[.I87]*[.K87]*[.Q95]/2/[.T95]/1000 * 10" office:value-type="float" office:value="0.0332896868550123" calcext:value-type="float">
            <text:p>0.033289686855012</text:p>
          </table:table-cell>
          <table:table-cell table:formula="of:=[.K87]/9.8 * 1000" office:value-type="float" office:value="0.510204081632653" calcext:value-type="float">
            <text:p>0.510204081632653</text:p>
          </table:table-cell>
          <table:table-cell table:formula="of:=[.K87]*[.K87]/9.8*1000000" office:value-type="float" office:value="2.55102040816327" calcext:value-type="float">
            <text:p>2.55102040816327</text:p>
          </table:table-cell>
          <table:table-cell table:formula="of:=(2 * 0.025/[.Q95]+[.L87]/[.K87])*[.T95]" office:value-type="float" office:value="0.336834799583333" calcext:value-type="float">
            <text:p>0.336834799583333</text:p>
          </table:table-cell>
          <table:table-cell table:formula="of:=([.L87]/[.K87] + 0.025 / [.Q95] + [.X95]/[.T95]) * [.U95]" office:value-type="float" office:value="0.00369212890573773" calcext:value-type="float">
            <text:p>0.003692128905738</text:p>
          </table:table-cell>
          <table:table-cell table:formula="of:=[.L87] / [.K87] * [.V95]" office:value-type="float" office:value="0.00510204081632653" calcext:value-type="float">
            <text:p>0.005102040816327</text:p>
          </table:table-cell>
          <table:table-cell table:formula="of:=[.L87] / [.K87] * [.W95] * 2" office:value-type="float" office:value="0.0510204081632653" calcext:value-type="float">
            <text:p>0.051020408163265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аль</text:p>
          </table:table-cell>
          <table:table-cell table:formula="of:=[.P95]" office:value-type="float" office:value="24.6" calcext:value-type="float">
            <text:p>24.6</text:p>
          </table:table-cell>
          <table:table-cell table:formula="of:=[.T95]" office:value-type="float" office:value="4.770621625" calcext:value-type="float">
            <text:p>4.770621625</text:p>
          </table:table-cell>
          <table:table-cell table:style-name="ce28" table:formula="of:=1000/(273.3+[.AE95])" office:value-type="float" office:value="3.35683115139308" calcext:value-type="float">
            <text:p>3.35683115139308</text:p>
          </table:table-cell>
          <table:table-cell table:formula="of:=LN([.AF95])" office:value-type="float" office:value="1.56247661611587" calcext:value-type="float">
            <text:p>1.56247661611587</text:p>
          </table:table-cell>
          <table:table-cell table:formula="of:=AVERAGE([.X95:.X96])" office:value-type="float" office:value="0.326029318902778" calcext:value-type="float">
            <text:p>0.326029318902778</text:p>
          </table:table-cell>
          <table:table-cell table:formula="of:=0.2 / [.AE95] * [.AG95]" office:value-type="float" office:value="0.0272913101739275" calcext:value-type="float">
            <text:p>0.027291310173928</text:p>
          </table:table-cell>
          <table:table-cell table:formula="of:=[.AI95]/[.AF95]" office:value-type="float" office:value="0.0683410558477854" calcext:value-type="float">
            <text:p>0.0683410558477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9.7" calcext:value-type="float">
            <text:p>39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5.31" calcext:value-type="float">
            <text:p>5.31</text:p>
          </table:table-cell>
          <table:table-cell office:value-type="float" office:value="5.43" calcext:value-type="float">
            <text:p>5.43</text:p>
          </table:table-cell>
          <table:table-cell table:formula="of:=IF([.B96]&gt;0;7700;2600)" office:value-type="float" office:value="7700" calcext:value-type="float">
            <text:p>7700</text:p>
          </table:table-cell>
          <table:table-cell office:value-type="float" office:value="1272" calcext:value-type="float">
            <text:p>1272</text:p>
          </table:table-cell>
          <table:table-cell table:formula="of:=0.2/([.G96]+[.H96])" office:value-type="float" office:value="0.0186219739292365" calcext:value-type="float">
            <text:p>0.018621973929237</text:p>
          </table:table-cell>
          <table:table-cell table:formula="of:=0.4/([.G98]+[.H98])*[.K98]" office:value-type="float" office:value="0.00363700837875805" calcext:value-type="float">
            <text:p>0.003637008378758</text:p>
          </table:table-cell>
          <table:table-cell/>
          <table:table-cell office:value-type="string" calcext:value-type="string">
            <text:p>data</text:p>
          </table:table-cell>
          <table:table-cell table:formula="of:=IF([.B88]&gt;0;&quot;сталь&quot;;&quot;стекло&quot;)" office:value-type="string" office:string-value="сталь" calcext:value-type="string">
            <text:p>сталь</text:p>
          </table:table-cell>
          <table:table-cell table:style-name="ce15" table:formula="of:=AVERAGE([.C88:.D88])" office:value-type="float" office:value="24.65" calcext:value-type="float">
            <text:p>24.65</text:p>
          </table:table-cell>
          <table:table-cell table:formula="of:=AVERAGE([.E88:.F88])" office:value-type="float" office:value="0.8" calcext:value-type="float">
            <text:p>0.8</text:p>
          </table:table-cell>
          <table:table-cell table:formula="of:=[.G88]" office:value-type="float" office:value="19.31" calcext:value-type="float">
            <text:p>19.31</text:p>
          </table:table-cell>
          <table:table-cell table:formula="of:=[.H88]" office:value-type="float" office:value="19.27" calcext:value-type="float">
            <text:p>19.27</text:p>
          </table:table-cell>
          <table:table-cell table:style-name="ce24" table:formula="of:=2/9*9.8*([.Q96]/2 / 1000)^2*([.I88]-[.J88])/[.K88] * 10" office:value-type="float" office:value="4.32595310933333" calcext:value-type="float">
            <text:p>4.32595310933333</text:p>
          </table:table-cell>
          <table:table-cell table:formula="of:=[.I88]*[.K88]*[.Q96]/2/[.T96]/1000 * 10" office:value-type="float" office:value="0.0369093741520528" calcext:value-type="float">
            <text:p>0.036909374152053</text:p>
          </table:table-cell>
          <table:table-cell table:formula="of:=[.K88]/9.8 * 1000" office:value-type="float" office:value="0.52898297732779" calcext:value-type="float">
            <text:p>0.52898297732779</text:p>
          </table:table-cell>
          <table:table-cell table:formula="of:=[.K88]*[.K88]/9.8*1000000" office:value-type="float" office:value="2.74226530496521" calcext:value-type="float">
            <text:p>2.74226530496521</text:p>
          </table:table-cell>
          <table:table-cell table:formula="of:=(2 * 0.025/[.Q96]+[.L88]/[.K88])*[.T96]" office:value-type="float" office:value="0.315223838222222" calcext:value-type="float">
            <text:p>0.315223838222222</text:p>
          </table:table-cell>
          <table:table-cell table:formula="of:=([.L88]/[.K88] + 0.025 / [.Q96] + [.X96]/[.T96]) * [.U96]" office:value-type="float" office:value="0.00422561150746107" calcext:value-type="float">
            <text:p>0.004225611507461</text:p>
          </table:table-cell>
          <table:table-cell table:formula="of:=[.L88] / [.K88] * [.V96]" office:value-type="float" office:value="0.00548453060993043" calcext:value-type="float">
            <text:p>0.00548453060993</text:p>
          </table:table-cell>
          <table:table-cell table:formula="of:=[.L88] / [.K88] * [.W96] * 2" office:value-type="float" office:value="0.0568639772932134" calcext:value-type="float">
            <text:p>0.056863977293213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аль</text:p>
          </table:table-cell>
          <table:table-cell table:formula="of:=[.P96]" office:value-type="float" office:value="24.65" calcext:value-type="float">
            <text:p>24.65</text:p>
          </table:table-cell>
          <table:table-cell table:formula="of:=[.T96]" office:value-type="float" office:value="4.32595310933333" calcext:value-type="float">
            <text:p>4.32595310933333</text:p>
          </table:table-cell>
          <table:table-cell table:style-name="ce28" table:formula="of:=1000/(273.3+[.AE96])" office:value-type="float" office:value="3.35626783017285" calcext:value-type="float">
            <text:p>3.35626783017285</text:p>
          </table:table-cell>
          <table:table-cell table:formula="of:=LN([.AF96])" office:value-type="float" office:value="1.46463248820567" calcext:value-type="float">
            <text:p>1.46463248820567</text:p>
          </table:table-cell>
          <table:table-cell table:formula="of:=AVERAGE([.X96:.X97])" office:value-type="float" office:value="0.258586431444444" calcext:value-type="float">
            <text:p>0.258586431444444</text:p>
          </table:table-cell>
          <table:table-cell table:formula="of:=0.2 / [.AE96] * [.AG96]" office:value-type="float" office:value="0.027231381989232" calcext:value-type="float">
            <text:p>0.027231381989232</text:p>
          </table:table-cell>
          <table:table-cell table:formula="of:=[.AI96]/[.AF96]" office:value-type="float" office:value="0.0597755974022323" calcext:value-type="float">
            <text:p>0.0597755974022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50.1" calcext:value-type="float">
            <text:p>50.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39" calcext:value-type="float">
            <text:p>2.39</text:p>
          </table:table-cell>
          <table:table-cell office:value-type="float" office:value="2.3" calcext:value-type="float">
            <text:p>2.3</text:p>
          </table:table-cell>
          <table:table-cell table:formula="of:=IF([.B97]&gt;0;7700;2600)" office:value-type="float" office:value="2600" calcext:value-type="float">
            <text:p>2600</text:p>
          </table:table-cell>
          <table:table-cell office:value-type="float" office:value="1273" calcext:value-type="float">
            <text:p>1273</text:p>
          </table:table-cell>
          <table:table-cell table:formula="of:=0.2/([.G97]+[.H97])" office:value-type="float" office:value="0.0426439232409382" calcext:value-type="float">
            <text:p>0.042643923240938</text:p>
          </table:table-cell>
          <table:table-cell table:formula="of:=0.4/([.G99]+[.H99])*[.K99]" office:value-type="float" office:value="0.00132509785019438" calcext:value-type="float">
            <text:p>0.001325097850194</text:p>
          </table:table-cell>
          <table:table-cell/>
          <table:table-cell office:value-type="string" calcext:value-type="string">
            <text:p>data</text:p>
          </table:table-cell>
          <table:table-cell table:formula="of:=IF([.B91]&gt;0;&quot;сталь&quot;;&quot;стекло&quot;)" office:value-type="string" office:string-value="сталь" calcext:value-type="string">
            <text:p>сталь</text:p>
          </table:table-cell>
          <table:table-cell table:style-name="ce15" table:formula="of:=AVERAGE([.C91:.D91])" office:value-type="float" office:value="29.85" calcext:value-type="float">
            <text:p>29.85</text:p>
          </table:table-cell>
          <table:table-cell table:style-name="ce17" table:formula="of:=AVERAGE([.E91:.F91])" office:value-type="float" office:value="0.8" calcext:value-type="float">
            <text:p>0.8</text:p>
          </table:table-cell>
          <table:table-cell table:formula="of:=[.G91]" office:value-type="float" office:value="11.16" calcext:value-type="float">
            <text:p>11.16</text:p>
          </table:table-cell>
          <table:table-cell table:formula="of:=[.H91]" office:value-type="float" office:value="11.27" calcext:value-type="float">
            <text:p>11.27</text:p>
          </table:table-cell>
          <table:table-cell table:formula="of:=2/9*9.8*([.Q97]/2 / 1000)^2*([.I91]-[.J91])/[.K91] * 10" office:value-type="float" office:value="2.51389059911111" calcext:value-type="float">
            <text:p>2.51389059911111</text:p>
          </table:table-cell>
          <table:table-cell table:style-name="ce27" table:formula="of:=[.I91]*[.K91]*[.Q97]/2/[.T97]/1000 * 10" office:value-type="float" office:value="0.109245879327308" calcext:value-type="float">
            <text:p>0.109245879327308</text:p>
          </table:table-cell>
          <table:table-cell table:formula="of:=[.K91]/9.8 * 1000" office:value-type="float" office:value="0.909860154494254" calcext:value-type="float">
            <text:p>0.909860154494254</text:p>
          </table:table-cell>
          <table:table-cell table:formula="of:=[.K91]*[.K91]/9.8*1000000" office:value-type="float" office:value="8.11288590721582" calcext:value-type="float">
            <text:p>8.11288590721582</text:p>
          </table:table-cell>
          <table:table-cell table:formula="of:=(2 * 0.025/[.Q97]+[.L91]/[.K91])*[.T97]" office:value-type="float" office:value="0.201949024666667" calcext:value-type="float">
            <text:p>0.201949024666667</text:p>
          </table:table-cell>
          <table:table-cell table:formula="of:=([.L91]/[.K91] + 0.025 / [.Q97] + [.X97]/[.T97]) * [.U97]" office:value-type="float" office:value="0.0141382213145252" calcext:value-type="float">
            <text:p>0.014138221314525</text:p>
          </table:table-cell>
          <table:table-cell table:formula="of:=[.L91] / [.K91] * [.V97]" office:value-type="float" office:value="0.0162257718144316" calcext:value-type="float">
            <text:p>0.016225771814432</text:p>
          </table:table-cell>
          <table:table-cell table:formula="of:=[.L91] / [.K91] * [.W97] * 2" office:value-type="float" office:value="0.289358391697399" calcext:value-type="float">
            <text:p>0.289358391697399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аль</text:p>
          </table:table-cell>
          <table:table-cell table:formula="of:=[.P97]" office:value-type="float" office:value="29.85" calcext:value-type="float">
            <text:p>29.85</text:p>
          </table:table-cell>
          <table:table-cell table:formula="of:=[.T97]" office:value-type="float" office:value="2.51389059911111" calcext:value-type="float">
            <text:p>2.51389059911111</text:p>
          </table:table-cell>
          <table:table-cell table:style-name="ce28" table:formula="of:=1000/(273.3+[.AE97])" office:value-type="float" office:value="3.2986970146792" calcext:value-type="float">
            <text:p>3.2986970146792</text:p>
          </table:table-cell>
          <table:table-cell table:formula="of:=LN([.AF97])" office:value-type="float" office:value="0.921831592558931" calcext:value-type="float">
            <text:p>0.921831592558931</text:p>
          </table:table-cell>
          <table:table-cell table:formula="of:=AVERAGE([.X97:.X98])" office:value-type="float" office:value="0.196155248333333" calcext:value-type="float">
            <text:p>0.196155248333333</text:p>
          </table:table-cell>
          <table:table-cell table:formula="of:=0.2 / [.AE97] * [.AG97]" office:value-type="float" office:value="0.0221018225439142" calcext:value-type="float">
            <text:p>0.022101822543914</text:p>
          </table:table-cell>
          <table:table-cell table:formula="of:=[.AI97]/[.AF97]" office:value-type="float" office:value="0.0780285539882651" calcext:value-type="float">
            <text:p>0.07802855398826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9.9" calcext:value-type="float">
            <text:p>49.9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.39" calcext:value-type="float">
            <text:p>2.39</text:p>
          </table:table-cell>
          <table:table-cell office:value-type="float" office:value="2.3" calcext:value-type="float">
            <text:p>2.3</text:p>
          </table:table-cell>
          <table:table-cell table:formula="of:=IF([.B98]&gt;0;7700;2600)" office:value-type="float" office:value="2600" calcext:value-type="float">
            <text:p>2600</text:p>
          </table:table-cell>
          <table:table-cell office:value-type="float" office:value="1274" calcext:value-type="float">
            <text:p>1274</text:p>
          </table:table-cell>
          <table:table-cell table:formula="of:=0.2/([.G98]+[.H98])" office:value-type="float" office:value="0.0426439232409382" calcext:value-type="float">
            <text:p>0.042643923240938</text:p>
          </table:table-cell>
          <table:table-cell table:formula="of:=0.4/([.G100]+[.H100])*[.K100]" office:value-type="float" office:value="0.0031000062000124" calcext:value-type="float">
            <text:p>0.003100006200012</text:p>
          </table:table-cell>
          <table:table-cell/>
          <table:table-cell office:value-type="string" calcext:value-type="string">
            <text:p>data</text:p>
          </table:table-cell>
          <table:table-cell table:formula="of:=IF([.B92]&gt;0;&quot;сталь&quot;;&quot;стекло&quot;)" office:value-type="string" office:string-value="сталь" calcext:value-type="string">
            <text:p>сталь</text:p>
          </table:table-cell>
          <table:table-cell table:style-name="ce15" table:formula="of:=AVERAGE([.C92:.D92])" office:value-type="float" office:value="29.9" calcext:value-type="float">
            <text:p>29.9</text:p>
          </table:table-cell>
          <table:table-cell table:style-name="ce17" table:formula="of:=AVERAGE([.E92:.F92])" office:value-type="float" office:value="0.8" calcext:value-type="float">
            <text:p>0.8</text:p>
          </table:table-cell>
          <table:table-cell table:formula="of:=[.G92]" office:value-type="float" office:value="10.38" calcext:value-type="float">
            <text:p>10.38</text:p>
          </table:table-cell>
          <table:table-cell table:formula="of:=[.H92]" office:value-type="float" office:value="10.4" calcext:value-type="float">
            <text:p>10.4</text:p>
          </table:table-cell>
          <table:table-cell table:formula="of:=2/9*9.8*([.Q98]/2 / 1000)^2*([.I92]-[.J92])/[.K92] * 10" office:value-type="float" office:value="2.32860125866667" calcext:value-type="float">
            <text:p>2.32860125866667</text:p>
          </table:table-cell>
          <table:table-cell table:style-name="ce27" table:formula="of:=[.I92]*[.K92]*[.Q98]/2/[.T98]/1000 * 10" office:value-type="float" office:value="0.12730341119527" calcext:value-type="float">
            <text:p>0.12730341119527</text:p>
          </table:table-cell>
          <table:table-cell table:formula="of:=[.K92]/9.8 * 1000" office:value-type="float" office:value="0.982106028166801" calcext:value-type="float">
            <text:p>0.982106028166801</text:p>
          </table:table-cell>
          <table:table-cell table:formula="of:=[.K92]*[.K92]/9.8*1000000" office:value-type="float" office:value="9.45241605550338" calcext:value-type="float">
            <text:p>9.45241605550338</text:p>
          </table:table-cell>
          <table:table-cell table:formula="of:=(2 * 0.025/[.Q98]+[.L92]/[.K92])*[.T98]" office:value-type="float" office:value="0.190361472" calcext:value-type="float">
            <text:p>0.190361472</text:p>
          </table:table-cell>
          <table:table-cell table:formula="of:=([.L92]/[.K92] + 0.025 / [.Q98] + [.X98]/[.T98]) * [.U98]" office:value-type="float" office:value="0.0168356923431666" calcext:value-type="float">
            <text:p>0.016835692343167</text:p>
          </table:table-cell>
          <table:table-cell table:formula="of:=[.L92] / [.K92] * [.V98]" office:value-type="float" office:value="0.0189048321110067" calcext:value-type="float">
            <text:p>0.018904832111007</text:p>
          </table:table-cell>
          <table:table-cell table:formula="of:=[.L92] / [.K92] * [.W98] * 2" office:value-type="float" office:value="0.36390437172294" calcext:value-type="float">
            <text:p>0.36390437172294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аль</text:p>
          </table:table-cell>
          <table:table-cell table:formula="of:=[.P98]" office:value-type="float" office:value="29.9" calcext:value-type="float">
            <text:p>29.9</text:p>
          </table:table-cell>
          <table:table-cell table:formula="of:=[.T98]" office:value-type="float" office:value="2.32860125866667" calcext:value-type="float">
            <text:p>2.32860125866667</text:p>
          </table:table-cell>
          <table:table-cell table:style-name="ce28" table:formula="of:=1000/(273.3+[.AE98])" office:value-type="float" office:value="3.29815303430079" calcext:value-type="float">
            <text:p>3.29815303430079</text:p>
          </table:table-cell>
          <table:table-cell table:formula="of:=LN([.AF98])" office:value-type="float" office:value="0.845267769145698" calcext:value-type="float">
            <text:p>0.845267769145698</text:p>
          </table:table-cell>
          <table:table-cell table:formula="of:=AVERAGE([.X98:.X99])" office:value-type="float" office:value="0.1618273663125" calcext:value-type="float">
            <text:p>0.1618273663125</text:p>
          </table:table-cell>
          <table:table-cell table:formula="of:=0.2 / [.AE98] * [.AG98]" office:value-type="float" office:value="0.0220612243097043" calcext:value-type="float">
            <text:p>0.022061224309704</text:p>
          </table:table-cell>
          <table:table-cell table:formula="of:=[.AI98]/[.AF98]" office:value-type="float" office:value="0.0694955247104696" calcext:value-type="float">
            <text:p>0.0694955247104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.4" calcext:value-type="float">
            <text:p>50.4</text:p>
          </table:table-cell>
          <table:table-cell office:value-type="float" office:value="50.5" calcext:value-type="float">
            <text:p>5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3.68" calcext:value-type="float">
            <text:p>3.68</text:p>
          </table:table-cell>
          <table:table-cell office:value-type="float" office:value="4.09" calcext:value-type="float">
            <text:p>4.09</text:p>
          </table:table-cell>
          <table:table-cell table:formula="of:=IF([.B99]&gt;0;7700;2600)" office:value-type="float" office:value="7700" calcext:value-type="float">
            <text:p>7700</text:p>
          </table:table-cell>
          <table:table-cell office:value-type="float" office:value="1275" calcext:value-type="float">
            <text:p>1275</text:p>
          </table:table-cell>
          <table:table-cell table:formula="of:=0.2/([.G99]+[.H99])" office:value-type="float" office:value="0.0257400257400257" calcext:value-type="float">
            <text:p>0.025740025740026</text:p>
          </table:table-cell>
          <table:table-cell table:formula="of:=0.4/([.G101]+[.H101])*[.K101]" office:value-type="float" office:value="0.00708616780045352" calcext:value-type="float">
            <text:p>0.007086167800454</text:p>
          </table:table-cell>
          <table:table-cell/>
          <table:table-cell office:value-type="string" calcext:value-type="string">
            <text:p>data</text:p>
          </table:table-cell>
          <table:table-cell table:formula="of:=IF([.B95]&gt;0;&quot;сталь&quot;;&quot;стекло&quot;)" office:value-type="string" office:string-value="сталь" calcext:value-type="string">
            <text:p>сталь</text:p>
          </table:table-cell>
          <table:table-cell table:style-name="ce15" table:formula="of:=AVERAGE([.C95:.D95])" office:value-type="float" office:value="39.65" calcext:value-type="float">
            <text:p>39.65</text:p>
          </table:table-cell>
          <table:table-cell table:formula="of:=AVERAGE([.E95:.F95])" office:value-type="float" office:value="0.75" calcext:value-type="float">
            <text:p>0.75</text:p>
          </table:table-cell>
          <table:table-cell table:formula="of:=[.G95]" office:value-type="float" office:value="7.1" calcext:value-type="float">
            <text:p>7.1</text:p>
          </table:table-cell>
          <table:table-cell table:formula="of:=[.H95]" office:value-type="float" office:value="7.21" calcext:value-type="float">
            <text:p>7.21</text:p>
          </table:table-cell>
          <table:table-cell table:style-name="ce25" table:formula="of:=2/9*9.8*([.Q99]/2 / 1000)^2*([.I95]-[.J95])/[.K95] * 10" office:value-type="float" office:value="1.408734534375" calcext:value-type="float">
            <text:p>1.408734534375</text:p>
          </table:table-cell>
          <table:table-cell table:formula="of:=[.I95]*[.K95]*[.Q99]/2/[.T99]/1000 * 10" office:value-type="float" office:value="0.286472668520784" calcext:value-type="float">
            <text:p>0.286472668520784</text:p>
          </table:table-cell>
          <table:table-cell table:formula="of:=[.K95]/9.8 * 1000" office:value-type="float" office:value="1.42614697870763" calcext:value-type="float">
            <text:p>1.42614697870763</text:p>
          </table:table-cell>
          <table:table-cell table:formula="of:=[.K95]*[.K95]/9.8*1000000" office:value-type="float" office:value="19.9321730077935" calcext:value-type="float">
            <text:p>19.9321730077935</text:p>
          </table:table-cell>
          <table:table-cell table:formula="of:=(2 * 0.025/[.Q99]+[.L103]/[.K95])*[.T99]" office:value-type="float" office:value="0.133293260625" calcext:value-type="float">
            <text:p>0.133293260625</text:p>
          </table:table-cell>
          <table:table-cell table:formula="of:=([.L103]/[.K95] + 0.025 / [.Q99] + [.X99]/[.T99]) * [.U99]" office:value-type="float" office:value="0.0446625103752529" calcext:value-type="float">
            <text:p>0.044662510375253</text:p>
          </table:table-cell>
          <table:table-cell table:formula="of:=[.L103] / [.K95] * [.V99]" office:value-type="float" office:value="0.039864346015587" calcext:value-type="float">
            <text:p>0.039864346015587</text:p>
          </table:table-cell>
          <table:table-cell table:formula="of:=[.L103] / [.K95] * [.W99] * 2" office:value-type="float" office:value="1.11430736591438" calcext:value-type="float">
            <text:p>1.11430736591438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аль</text:p>
          </table:table-cell>
          <table:table-cell table:formula="of:=[.P99]" office:value-type="float" office:value="39.65" calcext:value-type="float">
            <text:p>39.65</text:p>
          </table:table-cell>
          <table:table-cell table:formula="of:=[.T99]" office:value-type="float" office:value="1.408734534375" calcext:value-type="float">
            <text:p>1.408734534375</text:p>
          </table:table-cell>
          <table:table-cell table:style-name="ce28" table:formula="of:=1000/(273.3+[.AE99])" office:value-type="float" office:value="3.19539862597859" calcext:value-type="float">
            <text:p>3.19539862597859</text:p>
          </table:table-cell>
          <table:table-cell table:formula="of:=LN([.AF99])" office:value-type="float" office:value="0.342691808050718" calcext:value-type="float">
            <text:p>0.342691808050718</text:p>
          </table:table-cell>
          <table:table-cell table:formula="of:=AVERAGE([.X99:.X100])" office:value-type="float" office:value="0.126631297868056" calcext:value-type="float">
            <text:p>0.126631297868056</text:p>
          </table:table-cell>
          <table:table-cell table:formula="of:=0.2 / [.AE99] * [.AG99]" office:value-type="float" office:value="0.0161180258561341" calcext:value-type="float">
            <text:p>0.016118025856134</text:p>
          </table:table-cell>
          <table:table-cell table:formula="of:=[.AI99]/[.AF99]" office:value-type="float" office:value="0.0898901068853522" calcext:value-type="float">
            <text:p>0.0898901068853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0.3" calcext:value-type="float">
            <text:p>50.3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2.54" calcext:value-type="float">
            <text:p>2.54</text:p>
          </table:table-cell>
          <table:table-cell table:formula="of:=IF([.B100]&gt;0;7700;2600)" office:value-type="float" office:value="7700" calcext:value-type="float">
            <text:p>7700</text:p>
          </table:table-cell>
          <table:table-cell office:value-type="float" office:value="1276" calcext:value-type="float">
            <text:p>1276</text:p>
          </table:table-cell>
          <table:table-cell table:formula="of:=0.2/([.G100]+[.H100])" office:value-type="float" office:value="0.0393700787401575" calcext:value-type="float">
            <text:p>0.039370078740158</text:p>
          </table:table-cell>
          <table:table-cell table:formula="of:=0.4/([.G102]+[.H102])*[.K102]" office:value-type="float" office:value="0.00696130385221152" calcext:value-type="float">
            <text:p>0.006961303852212</text:p>
          </table:table-cell>
          <table:table-cell/>
          <table:table-cell office:value-type="string" calcext:value-type="string">
            <text:p>data</text:p>
          </table:table-cell>
          <table:table-cell table:formula="of:=IF([.B96]&gt;0;&quot;сталь&quot;;&quot;стекло&quot;)" office:value-type="string" office:string-value="сталь" calcext:value-type="string">
            <text:p>сталь</text:p>
          </table:table-cell>
          <table:table-cell table:style-name="ce15" table:formula="of:=AVERAGE([.C96:.D96])" office:value-type="float" office:value="39.7" calcext:value-type="float">
            <text:p>39.7</text:p>
          </table:table-cell>
          <table:table-cell table:formula="of:=AVERAGE([.E96:.F96])" office:value-type="float" office:value="0.8" calcext:value-type="float">
            <text:p>0.8</text:p>
          </table:table-cell>
          <table:table-cell table:formula="of:=[.G96]" office:value-type="float" office:value="5.31" calcext:value-type="float">
            <text:p>5.31</text:p>
          </table:table-cell>
          <table:table-cell table:formula="of:=[.H96]" office:value-type="float" office:value="5.43" calcext:value-type="float">
            <text:p>5.43</text:p>
          </table:table-cell>
          <table:table-cell table:style-name="ce25" table:formula="of:=2/9*9.8*([.Q100]/2 / 1000)^2*([.I96]-[.J96])/[.K96] * 10" office:value-type="float" office:value="1.20277307733333" calcext:value-type="float">
            <text:p>1.20277307733333</text:p>
          </table:table-cell>
          <table:table-cell table:formula="of:=[.I96]*[.K96]*[.Q100]/2/[.T100]/1000 * 10" office:value-type="float" office:value="0.476862018139046" calcext:value-type="float">
            <text:p>0.476862018139046</text:p>
          </table:table-cell>
          <table:table-cell table:formula="of:=[.K96]/9.8 * 1000" office:value-type="float" office:value="1.90020142135066" calcext:value-type="float">
            <text:p>1.90020142135066</text:p>
          </table:table-cell>
          <table:table-cell table:formula="of:=[.K96]*[.K96]/9.8*1000000" office:value-type="float" office:value="35.3855013286902" calcext:value-type="float">
            <text:p>35.3855013286902</text:p>
          </table:table-cell>
          <table:table-cell table:formula="of:=(2 * 0.025/[.Q100]+[.L104]/[.K96])*[.T100]" office:value-type="float" office:value="0.119969335111111" calcext:value-type="float">
            <text:p>0.119969335111111</text:p>
          </table:table-cell>
          <table:table-cell table:formula="of:=([.L104]/[.K96] + 0.025 / [.Q100] + [.X100]/[.T100]) * [.U100]" office:value-type="float" office:value="0.0802262624790493" calcext:value-type="float">
            <text:p>0.080226262479049</text:p>
          </table:table-cell>
          <table:table-cell table:formula="of:=[.L104] / [.K96] * [.V100]" office:value-type="float" office:value="0.0707710026573804" calcext:value-type="float">
            <text:p>0.07077100265738</text:p>
          </table:table-cell>
          <table:table-cell table:formula="of:=[.L104] / [.K96] * [.W100] * 2" office:value-type="float" office:value="2.63579153286333" calcext:value-type="float">
            <text:p>2.63579153286333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аль</text:p>
          </table:table-cell>
          <table:table-cell table:formula="of:=[.P100]" office:value-type="float" office:value="39.7" calcext:value-type="float">
            <text:p>39.7</text:p>
          </table:table-cell>
          <table:table-cell table:formula="of:=[.T100]" office:value-type="float" office:value="1.20277307733333" calcext:value-type="float">
            <text:p>1.20277307733333</text:p>
          </table:table-cell>
          <table:table-cell table:style-name="ce28" table:formula="of:=1000/(273.3+[.AE100])" office:value-type="float" office:value="3.19488817891374" calcext:value-type="float">
            <text:p>3.19488817891374</text:p>
          </table:table-cell>
          <table:table-cell table:formula="of:=LN([.AF100])" office:value-type="float" office:value="0.184629788553936" calcext:value-type="float">
            <text:p>0.184629788553936</text:p>
          </table:table-cell>
          <table:table-cell table:formula="of:=AVERAGE([.X100:.X101])" office:value-type="float" office:value="0.105142378493056" calcext:value-type="float">
            <text:p>0.105142378493056</text:p>
          </table:table-cell>
          <table:table-cell table:formula="of:=0.2 / [.AE100] * [.AG100]" office:value-type="float" office:value="0.0160951545537216" calcext:value-type="float">
            <text:p>0.016095154553722</text:p>
          </table:table-cell>
          <table:table-cell table:formula="of:=[.AI100]/[.AF100]" office:value-type="float" office:value="0.0874166378301106" calcext:value-type="float">
            <text:p>0.0874166378301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9.3" calcext:value-type="float">
            <text:p>59.3</text:p>
          </table:table-cell>
          <table:table-cell office:value-type="float" office:value="59.5" calcext:value-type="float">
            <text:p>59.5</text:p>
          </table:table-cell>
          <table:table-cell table:number-columns-repeated="2" office:value-type="float" office:value="2.05" calcext:value-type="float">
            <text:p>2.05</text:p>
          </table:table-cell>
          <table:table-cell table:formula="of:=36.02-34.34" office:value-type="float" office:value="1.68" calcext:value-type="float">
            <text:p>1.68</text:p>
          </table:table-cell>
          <table:table-cell table:formula="of:=37.7-36.02" office:value-type="float" office:value="1.68" calcext:value-type="float">
            <text:p>1.68</text:p>
          </table:table-cell>
          <table:table-cell table:formula="of:=IF([.B101]&gt;0;7700;2600)" office:value-type="float" office:value="2600" calcext:value-type="float">
            <text:p>2600</text:p>
          </table:table-cell>
          <table:table-cell office:value-type="float" office:value="1277" calcext:value-type="float">
            <text:p>1277</text:p>
          </table:table-cell>
          <table:table-cell table:formula="of:=0.2/([.G101]+[.H101])" office:value-type="float" office:value="0.0595238095238095" calcext:value-type="float">
            <text:p>0.05952380952381</text:p>
          </table:table-cell>
          <table:table-cell table:formula="of:=0.4/([.G103]+[.H103])*[.K103]" office:value-type="float" office:value="0.00704417578740677" calcext:value-type="float">
            <text:p>0.007044175787407</text:p>
          </table:table-cell>
          <table:table-cell/>
          <table:table-cell office:value-type="string" calcext:value-type="string">
            <text:p>data</text:p>
          </table:table-cell>
          <table:table-cell table:formula="of:=IF([.B99]&gt;0;&quot;сталь&quot;;&quot;стекло&quot;)" office:value-type="string" office:string-value="сталь" calcext:value-type="string">
            <text:p>сталь</text:p>
          </table:table-cell>
          <table:table-cell table:style-name="ce15" table:formula="of:=AVERAGE([.C99:.D99])" office:value-type="float" office:value="50.45" calcext:value-type="float">
            <text:p>50.45</text:p>
          </table:table-cell>
          <table:table-cell table:formula="of:=AVERAGE([.E99:.F99])" office:value-type="float" office:value="0.75" calcext:value-type="float">
            <text:p>0.75</text:p>
          </table:table-cell>
          <table:table-cell table:formula="of:=[.G99]" office:value-type="float" office:value="3.68" calcext:value-type="float">
            <text:p>3.68</text:p>
          </table:table-cell>
          <table:table-cell table:formula="of:=[.H99]" office:value-type="float" office:value="4.09" calcext:value-type="float">
            <text:p>4.09</text:p>
          </table:table-cell>
          <table:table-cell table:formula="of:=2/9*9.8*([.Q101]/2 / 1000)^2*([.I99]-[.J99])/[.K99] * 10" office:value-type="float" office:value="0.764434453125" calcext:value-type="float">
            <text:p>0.764434453125</text:p>
          </table:table-cell>
          <table:table-cell table:formula="of:=[.I99]*[.K99]*[.Q101]/2/[.T101]/1000 * 10" office:value-type="float" office:value="0.972278578241565" calcext:value-type="float">
            <text:p>0.972278578241565</text:p>
          </table:table-cell>
          <table:table-cell table:formula="of:=[.K99]/9.8 * 1000" office:value-type="float" office:value="2.62653323877814" calcext:value-type="float">
            <text:p>2.62653323877814</text:p>
          </table:table-cell>
          <table:table-cell table:formula="of:=[.K99]*[.K99]/9.8*1000000" office:value-type="float" office:value="67.6070331731824" calcext:value-type="float">
            <text:p>67.6070331731824</text:p>
          </table:table-cell>
          <table:table-cell table:formula="of:=(2 * 0.025/[.Q101]+[.L97]/[.K99])*[.T101]" office:value-type="float" office:value="0.090315421875" calcext:value-type="float">
            <text:p>0.090315421875</text:p>
          </table:table-cell>
          <table:table-cell table:formula="of:=([.L97]/[.K99] + 0.025 / [.Q101] + [.X101]/[.T101]) * [.U101]" office:value-type="float" office:value="0.197333760345811" calcext:value-type="float">
            <text:p>0.197333760345811</text:p>
          </table:table-cell>
          <table:table-cell table:formula="of:=[.L97] / [.K99] * [.V101]" office:value-type="float" office:value="0.135214066346365" calcext:value-type="float">
            <text:p>0.135214066346365</text:p>
          </table:table-cell>
          <table:table-cell table:formula="of:=[.L97] / [.K99] * [.W101] * 2" office:value-type="float" office:value="6.96082709633796" calcext:value-type="float">
            <text:p>6.96082709633796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аль</text:p>
          </table:table-cell>
          <table:table-cell table:formula="of:=[.P101]" office:value-type="float" office:value="50.45" calcext:value-type="float">
            <text:p>50.45</text:p>
          </table:table-cell>
          <table:table-cell table:formula="of:=[.T101]" office:value-type="float" office:value="0.764434453125" calcext:value-type="float">
            <text:p>0.764434453125</text:p>
          </table:table-cell>
          <table:table-cell table:style-name="ce28" table:formula="of:=1000/(273.3+[.AE101])" office:value-type="float" office:value="3.08880308880309" calcext:value-type="float">
            <text:p>3.08880308880309</text:p>
          </table:table-cell>
          <table:table-cell table:formula="of:=LN([.AF101])" office:value-type="float" office:value="-0.268618995516352" calcext:value-type="float">
            <text:p>-0.268618995516352</text:p>
          </table:table-cell>
          <table:table-cell table:formula="of:=AVERAGE([.X101:.X102])" office:value-type="float" office:value="0.0934758269375" calcext:value-type="float">
            <text:p>0.0934758269375</text:p>
          </table:table-cell>
          <table:table-cell table:formula="of:=0.2 / [.AE101] * [.AG101]" office:value-type="float" office:value="0.0122450072896059" calcext:value-type="float">
            <text:p>0.012245007289606</text:p>
          </table:table-cell>
          <table:table-cell table:formula="of:=[.AI101]/[.AF101]" office:value-type="float" office:value="0.122281022990751" calcext:value-type="float">
            <text:p>0.1222810229907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9.5" calcext:value-type="float">
            <text:p>59.5</text:p>
          </table:table-cell>
          <table:table-cell office:value-type="float" office:value="59.8" calcext:value-type="float">
            <text:p>59.8</text:p>
          </table:table-cell>
          <table:table-cell table:number-columns-repeated="2" office:value-type="float" office:value="2.1" calcext:value-type="float">
            <text:p>2.1</text:p>
          </table:table-cell>
          <table:table-cell table:formula="of:=18.3-16.62" office:value-type="float" office:value="1.68" calcext:value-type="float">
            <text:p>1.68</text:p>
          </table:table-cell>
          <table:table-cell table:formula="of:=20.01-18.3" office:value-type="float" office:value="1.71" calcext:value-type="float">
            <text:p>1.71</text:p>
          </table:table-cell>
          <table:table-cell table:formula="of:=IF([.B102]&gt;0;7700;2600)" office:value-type="float" office:value="2600" calcext:value-type="float">
            <text:p>2600</text:p>
          </table:table-cell>
          <table:table-cell office:value-type="float" office:value="1278" calcext:value-type="float">
            <text:p>1278</text:p>
          </table:table-cell>
          <table:table-cell table:formula="of:=0.2/([.G102]+[.H102])" office:value-type="float" office:value="0.0589970501474926" calcext:value-type="float">
            <text:p>0.058997050147493</text:p>
          </table:table-cell>
          <table:table-cell table:formula="of:=0.4/([.G104]+[.H104])*[.K104]" office:value-type="float" office:value="0.00383051870011348" calcext:value-type="float">
            <text:p>0.003830518700113</text:p>
          </table:table-cell>
          <table:table-cell/>
          <table:table-cell office:value-type="string" calcext:value-type="string">
            <text:p>data</text:p>
          </table:table-cell>
          <table:table-cell table:formula="of:=IF([.B100]&gt;0;&quot;сталь&quot;;&quot;стекло&quot;)" office:value-type="string" office:string-value="сталь" calcext:value-type="string">
            <text:p>сталь</text:p>
          </table:table-cell>
          <table:table-cell table:style-name="ce15" table:formula="of:=AVERAGE([.C100:.D100])" office:value-type="float" office:value="50.3" calcext:value-type="float">
            <text:p>50.3</text:p>
          </table:table-cell>
          <table:table-cell table:formula="of:=AVERAGE([.E100:.F100])" office:value-type="float" office:value="0.9" calcext:value-type="float">
            <text:p>0.9</text:p>
          </table:table-cell>
          <table:table-cell table:formula="of:=[.G100]" office:value-type="float" office:value="2.54" calcext:value-type="float">
            <text:p>2.54</text:p>
          </table:table-cell>
          <table:table-cell table:formula="of:=[.H100]" office:value-type="float" office:value="2.54" calcext:value-type="float">
            <text:p>2.54</text:p>
          </table:table-cell>
          <table:table-cell table:formula="of:=2/9*9.8*([.Q102]/2 / 1000)^2*([.I100]-[.J100])/[.K100] * 10" office:value-type="float" office:value="0.719577936" calcext:value-type="float">
            <text:p>0.719577936</text:p>
          </table:table-cell>
          <table:table-cell table:formula="of:=[.I100]*[.K100]*[.Q102]/2/[.T102]/1000 * 10" office:value-type="float" office:value="1.89579635519349" calcext:value-type="float">
            <text:p>1.89579635519349</text:p>
          </table:table-cell>
          <table:table-cell table:formula="of:=[.K100]/9.8 * 1000" office:value-type="float" office:value="4.01735497348546" calcext:value-type="float">
            <text:p>4.01735497348546</text:p>
          </table:table-cell>
          <table:table-cell table:formula="of:=[.K100]*[.K100]/9.8*1000000" office:value-type="float" office:value="158.163581633286" calcext:value-type="float">
            <text:p>158.163581633286</text:p>
          </table:table-cell>
          <table:table-cell table:formula="of:=(2 * 0.025/[.Q102]+[.L98]/[.K100])*[.T102]" office:value-type="float" office:value="0.096636232" calcext:value-type="float">
            <text:p>0.096636232</text:p>
          </table:table-cell>
          <table:table-cell table:formula="of:=([.L98]/[.K100] + 0.025 / [.Q102] + [.X102]/[.T102]) * [.U102]" office:value-type="float" office:value="0.456533636716543" calcext:value-type="float">
            <text:p>0.456533636716543</text:p>
          </table:table-cell>
          <table:table-cell table:formula="of:=[.L98] / [.K100] * [.V102]" office:value-type="float" office:value="0.316327163266571" calcext:value-type="float">
            <text:p>0.316327163266571</text:p>
          </table:table-cell>
          <table:table-cell table:formula="of:=[.L98] / [.K100] * [.W102] * 2" office:value-type="float" office:value="24.9076506509111" calcext:value-type="float">
            <text:p>24.9076506509111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аль</text:p>
          </table:table-cell>
          <table:table-cell table:formula="of:=[.P102]" office:value-type="float" office:value="50.3" calcext:value-type="float">
            <text:p>50.3</text:p>
          </table:table-cell>
          <table:table-cell table:formula="of:=[.T102]" office:value-type="float" office:value="0.719577936" calcext:value-type="float">
            <text:p>0.719577936</text:p>
          </table:table-cell>
          <table:table-cell table:style-name="ce28" table:formula="of:=1000/(273.3+[.AE102])" office:value-type="float" office:value="3.0902348578492" calcext:value-type="float">
            <text:p>3.0902348578492</text:p>
          </table:table-cell>
          <table:table-cell table:formula="of:=LN([.AF102])" office:value-type="float" office:value="-0.329090438854431" calcext:value-type="float">
            <text:p>-0.329090438854431</text:p>
          </table:table-cell>
          <table:table-cell table:formula="of:=AVERAGE([.X102:.X103])" office:value-type="float" office:value="0.089888472625" calcext:value-type="float">
            <text:p>0.089888472625</text:p>
          </table:table-cell>
          <table:table-cell table:formula="of:=0.2 / [.AE102] * [.AG102]" office:value-type="float" office:value="0.0122872161345893" calcext:value-type="float">
            <text:p>0.012287216134589</text:p>
          </table:table-cell>
          <table:table-cell table:formula="of:=[.AI102]/[.AF102]" office:value-type="float" office:value="0.124918327991924" calcext:value-type="float">
            <text:p>0.1249183279919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9.8" calcext:value-type="float">
            <text:p>59.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62" calcext:value-type="float">
            <text:p>1.62</text:p>
          </table:table-cell>
          <table:table-cell office:value-type="float" office:value="1.75" calcext:value-type="float">
            <text:p>1.75</text:p>
          </table:table-cell>
          <table:table-cell table:formula="of:=IF([.B103]&gt;0;7700;2600)" office:value-type="float" office:value="7700" calcext:value-type="float">
            <text:p>7700</text:p>
          </table:table-cell>
          <table:table-cell office:value-type="float" office:value="1279" calcext:value-type="float">
            <text:p>1279</text:p>
          </table:table-cell>
          <table:table-cell table:formula="of:=0.2/([.G103]+[.H103])" office:value-type="float" office:value="0.0593471810089021" calcext:value-type="float">
            <text:p>0.059347181008902</text:p>
          </table:table-cell>
          <table:table-cell table:formula="of:=0.4/([.G95]+[.H95])*[.K95]" office:value-type="float" office:value="0.000390670590952753" calcext:value-type="float">
            <text:p>0.000390670590953</text:p>
          </table:table-cell>
          <table:table-cell/>
          <table:table-cell office:value-type="string" calcext:value-type="string">
            <text:p>data</text:p>
          </table:table-cell>
          <table:table-cell table:formula="of:=IF([.B103]&gt;0;&quot;сталь&quot;;&quot;стекло&quot;)" office:value-type="string" office:string-value="сталь" calcext:value-type="string">
            <text:p>сталь</text:p>
          </table:table-cell>
          <table:table-cell table:style-name="ce16" table:formula="of:=AVERAGE([.C103:.D103])" office:value-type="float" office:value="59.9" calcext:value-type="float">
            <text:p>59.9</text:p>
          </table:table-cell>
          <table:table-cell table:formula="of:=AVERAGE([.E103:.F103])" office:value-type="float" office:value="0.9" calcext:value-type="float">
            <text:p>0.9</text:p>
          </table:table-cell>
          <table:table-cell table:formula="of:=[.G103]" office:value-type="float" office:value="1.62" calcext:value-type="float">
            <text:p>1.62</text:p>
          </table:table-cell>
          <table:table-cell table:formula="of:=[.H103]" office:value-type="float" office:value="1.75" calcext:value-type="float">
            <text:p>1.75</text:p>
          </table:table-cell>
          <table:table-cell table:style-name="ce26" table:formula="of:=2/9*9.8*([.Q103]/2 / 1000)^2*([.I103]-[.J103])/[.K103] * 10" office:value-type="float" office:value="0.4771348785" calcext:value-type="float">
            <text:p>0.4771348785</text:p>
          </table:table-cell>
          <table:table-cell table:formula="of:=[.I103]*[.K103]*[.Q103]/2/[.T103]/1000 * 10" office:value-type="float" office:value="4.30985013802226" calcext:value-type="float">
            <text:p>4.30985013802226</text:p>
          </table:table-cell>
          <table:table-cell table:formula="of:=[.K103]/9.8 * 1000" office:value-type="float" office:value="6.05583479682674" calcext:value-type="float">
            <text:p>6.05583479682674</text:p>
          </table:table-cell>
          <table:table-cell table:formula="of:=[.K103]*[.K103]/9.8*1000000" office:value-type="float" office:value="359.396723847284" calcext:value-type="float">
            <text:p>359.396723847284</text:p>
          </table:table-cell>
          <table:table-cell table:formula="of:=(2 * 0.025/[.Q103]+[.L101]/[.K103])*[.T103]" office:value-type="float" office:value="0.08314071325" calcext:value-type="float">
            <text:p>0.08314071325</text:p>
          </table:table-cell>
          <table:table-cell table:formula="of:=([.L101]/[.K103] + 0.025 / [.Q103] + [.X103]/[.T103]) * [.U103]" office:value-type="float" office:value="1.38226400321831" calcext:value-type="float">
            <text:p>1.38226400321831</text:p>
          </table:table-cell>
          <table:table-cell table:formula="of:=[.L101] / [.K103] * [.V103]" office:value-type="float" office:value="0.718793447694569" calcext:value-type="float">
            <text:p>0.718793447694569</text:p>
          </table:table-cell>
          <table:table-cell table:formula="of:=[.L101] / [.K103] * [.W103] * 2" office:value-type="float" office:value="85.3167296966847" calcext:value-type="float">
            <text:p>85.3167296966847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аль</text:p>
          </table:table-cell>
          <table:table-cell table:formula="of:=[.P103]" office:value-type="float" office:value="59.9" calcext:value-type="float">
            <text:p>59.9</text:p>
          </table:table-cell>
          <table:table-cell table:formula="of:=[.T103]" office:value-type="float" office:value="0.4771348785" calcext:value-type="float">
            <text:p>0.4771348785</text:p>
          </table:table-cell>
          <table:table-cell table:style-name="ce28" table:formula="of:=1000/(273.3+[.AE103])" office:value-type="float" office:value="3.00120048019208" calcext:value-type="float">
            <text:p>3.00120048019208</text:p>
          </table:table-cell>
          <table:table-cell table:formula="of:=LN([.AF103])" office:value-type="float" office:value="-0.7399560639131" calcext:value-type="float">
            <text:p>-0.7399560639131</text:p>
          </table:table-cell>
          <table:table-cell table:formula="of:=AVERAGE([.X103:.X104])" office:value-type="float" office:value="0.076206925375" calcext:value-type="float">
            <text:p>0.076206925375</text:p>
          </table:table-cell>
          <table:table-cell table:formula="of:=0.2 / [.AE103] * [.AG103]" office:value-type="float" office:value="0.0100207027719268" calcext:value-type="float">
            <text:p>0.010020702771927</text:p>
          </table:table-cell>
          <table:table-cell table:formula="of:=[.AI103]/[.AF103]" office:value-type="float" office:value="0.159717783815295" calcext:value-type="float">
            <text:p>0.15971778381529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.28" calcext:value-type="float">
            <text:p>2.28</text:p>
          </table:table-cell>
          <table:table-cell office:value-type="float" office:value="2.29" calcext:value-type="float">
            <text:p>2.29</text:p>
          </table:table-cell>
          <table:table-cell table:formula="of:=IF([.B104]&gt;0;7700;2600)" office:value-type="float" office:value="7700" calcext:value-type="float">
            <text:p>7700</text:p>
          </table:table-cell>
          <table:table-cell office:value-type="float" office:value="1280" calcext:value-type="float">
            <text:p>1280</text:p>
          </table:table-cell>
          <table:table-cell table:formula="of:=0.2/([.G104]+[.H104])" office:value-type="float" office:value="0.0437636761487965" calcext:value-type="float">
            <text:p>0.043763676148797</text:p>
          </table:table-cell>
          <table:table-cell table:formula="of:=0.4/([.G96]+[.H96])*[.K96]" office:value-type="float" office:value="0.000693555826042328" calcext:value-type="float">
            <text:p>0.000693555826042</text:p>
          </table:table-cell>
          <table:table-cell/>
          <table:table-cell office:value-type="string" calcext:value-type="string">
            <text:p>data</text:p>
          </table:table-cell>
          <table:table-cell table:formula="of:=IF([.B104]&gt;0;&quot;сталь&quot;;&quot;стекло&quot;)" office:value-type="string" office:string-value="сталь" calcext:value-type="string">
            <text:p>сталь</text:p>
          </table:table-cell>
          <table:table-cell table:style-name="ce16" table:formula="of:=AVERAGE([.C104:.D104])" office:value-type="float" office:value="60.005" calcext:value-type="float">
            <text:p>60.005</text:p>
          </table:table-cell>
          <table:table-cell table:formula="of:=AVERAGE([.E104:.F104])" office:value-type="float" office:value="0.75" calcext:value-type="float">
            <text:p>0.75</text:p>
          </table:table-cell>
          <table:table-cell table:formula="of:=[.G104]" office:value-type="float" office:value="2.28" calcext:value-type="float">
            <text:p>2.28</text:p>
          </table:table-cell>
          <table:table-cell table:formula="of:=[.H104]" office:value-type="float" office:value="2.29" calcext:value-type="float">
            <text:p>2.29</text:p>
          </table:table-cell>
          <table:table-cell table:style-name="ce26" table:formula="of:=2/9*9.8*([.Q104]/2 / 1000)^2*([.I104]-[.J104])/[.K104] * 10" office:value-type="float" office:value="0.4492595625" calcext:value-type="float">
            <text:p>0.4492595625</text:p>
          </table:table-cell>
          <table:table-cell table:formula="of:=[.I104]*[.K104]*[.Q104]/2/[.T104]/1000 * 10" office:value-type="float" office:value="2.81279744334101" calcext:value-type="float">
            <text:p>2.81279744334101</text:p>
          </table:table-cell>
          <table:table-cell table:formula="of:=[.K104]/9.8 * 1000" office:value-type="float" office:value="4.46568123967311" calcext:value-type="float">
            <text:p>4.46568123967311</text:p>
          </table:table-cell>
          <table:table-cell table:formula="of:=[.K104]*[.K104]/9.8*1000000" office:value-type="float" office:value="195.43462755681" calcext:value-type="float">
            <text:p>195.43462755681</text:p>
          </table:table-cell>
          <table:table-cell table:formula="of:=(2 * 0.025/[.Q104]+[.L102]/[.K104])*[.T104]" office:value-type="float" office:value="0.0692731375" calcext:value-type="float">
            <text:p>0.0692731375</text:p>
          </table:table-cell>
          <table:table-cell table:formula="of:=([.L102]/[.K104] + 0.025 / [.Q104] + [.X104]/[.T104]) * [.U104]" office:value-type="float" office:value="0.773673169864255" calcext:value-type="float">
            <text:p>0.773673169864255</text:p>
          </table:table-cell>
          <table:table-cell table:formula="of:=[.L102] / [.K104] * [.V104]" office:value-type="float" office:value="0.39086925511362" calcext:value-type="float">
            <text:p>0.39086925511362</text:p>
          </table:table-cell>
          <table:table-cell table:formula="of:=[.L102] / [.K104] * [.W104] * 2" office:value-type="float" office:value="34.2117509946276" calcext:value-type="float">
            <text:p>34.2117509946276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аль</text:p>
          </table:table-cell>
          <table:table-cell table:formula="of:=[.P104]" office:value-type="float" office:value="60.005" calcext:value-type="float">
            <text:p>60.005</text:p>
          </table:table-cell>
          <table:table-cell table:formula="of:=[.T104]" office:value-type="float" office:value="0.4492595625" calcext:value-type="float">
            <text:p>0.4492595625</text:p>
          </table:table-cell>
          <table:table-cell table:style-name="ce28" table:formula="of:=1000/(273.3+[.AE104])" office:value-type="float" office:value="3.00025502167684" calcext:value-type="float">
            <text:p>3.00025502167684</text:p>
          </table:table-cell>
          <table:table-cell table:formula="of:=LN([.AF104])" office:value-type="float" office:value="-0.800154468069208" calcext:value-type="float">
            <text:p>-0.800154468069208</text:p>
          </table:table-cell>
          <table:table-cell table:formula="of:=AVERAGE([.X104:.X105])" office:value-type="float" office:value="0.156793350972222" calcext:value-type="float">
            <text:p>0.156793350972222</text:p>
          </table:table-cell>
          <table:table-cell table:formula="of:=0.2 / [.AE104] * [.AG104]" office:value-type="float" office:value="0.010000016737528" calcext:value-type="float">
            <text:p>0.010000016737528</text:p>
          </table:table-cell>
          <table:table-cell table:formula="of:=[.AI104]/[.AF104]" office:value-type="float" office:value="0.349003925703244" calcext:value-type="float">
            <text:p>0.349003925703244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office:value-type="string" calcext:value-type="string">
            <text:p>сталь</text:p>
          </table:table-cell>
          <table:table-cell office:value-type="float" office:value="24.45" calcext:value-type="float">
            <text:p>24.45</text:p>
          </table:table-cell>
          <table:table-cell office:value-type="float" office:value="0.8" calcext:value-type="float">
            <text:p>0.8</text:p>
          </table:table-cell>
          <table:table-cell office:value-type="float" office:value="14.2" calcext:value-type="float">
            <text:p>14.2</text:p>
          </table:table-cell>
          <table:table-cell office:value-type="float" office:value="14.24" calcext:value-type="float">
            <text:p>14.24</text:p>
          </table:table-cell>
          <table:table-cell office:value-type="float" office:value="3.19094272" calcext:value-type="float">
            <text:p>3.19094272</text:p>
          </table:table-cell>
          <table:table-cell office:value-type="float" office:value="0.067878480494511" calcext:value-type="float">
            <text:p>0.067878480494511</text:p>
          </table:table-cell>
          <table:table-cell office:value-type="float" office:value="0.717586612704153" calcext:value-type="float">
            <text:p>0.717586612704153</text:p>
          </table:table-cell>
          <table:table-cell office:value-type="float" office:value="5.04631935797576" calcext:value-type="float">
            <text:p>5.04631935797576</text:p>
          </table:table-cell>
          <table:table-cell office:value-type="float" office:value="0.244313564444444" calcext:value-type="float">
            <text:p>0.244313564444444</text:p>
          </table:table-cell>
          <table:table-cell office:value-type="float" office:value="0.008272988150988" calcext:value-type="float">
            <text:p>0.008272988150988</text:p>
          </table:table-cell>
          <table:table-cell office:value-type="float" office:value="0.010092638715952" calcext:value-type="float">
            <text:p>0.010092638715952</text:p>
          </table:table-cell>
          <table:table-cell office:value-type="float" office:value="0.141949911616758" calcext:value-type="float">
            <text:p>0.141949911616758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сталь</text:p>
          </table:table-cell>
          <table:table-cell table:formula="of:=[.P105]" office:value-type="float" office:value="24.45" calcext:value-type="float">
            <text:p>24.45</text:p>
          </table:table-cell>
          <table:table-cell table:formula="of:=[.T105]" office:value-type="float" office:value="3.19094272" calcext:value-type="float">
            <text:p>3.19094272</text:p>
          </table:table-cell>
          <table:table-cell table:style-name="ce28" table:formula="of:=1000/(273.3+[.AE105])" office:value-type="float" office:value="3.35852225020991" calcext:value-type="float">
            <text:p>3.35852225020991</text:p>
          </table:table-cell>
          <table:table-cell table:formula="of:=LN([.AF105])" office:value-type="float" office:value="1.16031639664925" calcext:value-type="float">
            <text:p>1.16031639664925</text:p>
          </table:table-cell>
          <table:table-cell table:formula="of:=AVERAGE([.X105:.X106])" office:value-type="float" office:value="0.244313564444444" calcext:value-type="float">
            <text:p>0.244313564444444</text:p>
          </table:table-cell>
          <table:table-cell table:formula="of:=0.2 / [.AE105] * [.AG105]" office:value-type="float" office:value="0.0274725746438438" calcext:value-type="float">
            <text:p>0.027472574643844</text:p>
          </table:table-cell>
          <table:table-cell table:formula="of:=[.AI105]/[.AF105]" office:value-type="float" office:value="0.0765646976090013" calcext:value-type="float">
            <text:p>0.076564697609001</text:p>
          </table:table-cell>
          <table:table-cell table:style-name="ce30"/>
          <table:table-cell table:style-name="ce31" table:number-columns-repeated="2"/>
          <table:table-cell table:number-columns-repeated="8"/>
        </table:table-row>
        <table:table-row table:style-name="ro1" table:number-rows-repeated="4">
          <table:table-cell table:number-columns-repeated="36"/>
          <table:table-cell table:style-name="ce29"/>
          <table:table-cell table:style-name="ce30"/>
          <table:table-cell table:style-name="ce31" table:number-columns-repeated="2"/>
          <table:table-cell table:number-columns-repeated="8"/>
        </table:table-row>
        <table:table-row table:style-name="ro1" table:number-rows-repeated="4">
          <table:table-cell table:number-columns-repeated="48"/>
        </table:table-row>
        <table:table-row table:style-name="ro1">
          <table:table-cell table:number-columns-repeated="31"/>
          <table:table-cell office:value-type="string" calcext:value-type="string">
            <text:p>стекло</text:p>
          </table:table-cell>
          <table:table-cell office:value-type="float" office:value="3.36247478143914" calcext:value-type="float">
            <text:p>3.36247478143914</text:p>
          </table:table-cell>
          <table:table-cell office:value-type="float" office:value="1.31810995017552" calcext:value-type="float">
            <text:p>1.31810995017552</text:p>
          </table:table-cell>
          <table:table-cell office:value-type="float" office:value="0.02790435503269" calcext:value-type="float">
            <text:p>0.02790435503269</text:p>
          </table:table-cell>
          <table:table-cell office:value-type="float" office:value="0.041016139070946" calcext:value-type="float">
            <text:p>0.041016139070946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екло</text:p>
          </table:table-cell>
          <table:table-cell office:value-type="float" office:value="3.36473755047106" calcext:value-type="float">
            <text:p>3.36473755047106</text:p>
          </table:table-cell>
          <table:table-cell office:value-type="float" office:value="1.31289172715669" calcext:value-type="float">
            <text:p>1.31289172715669</text:p>
          </table:table-cell>
          <table:table-cell office:value-type="float" office:value="0.028156799585532" calcext:value-type="float">
            <text:p>0.028156799585532</text:p>
          </table:table-cell>
          <table:table-cell office:value-type="float" office:value="0.037764332122422" calcext:value-type="float">
            <text:p>0.037764332122422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екло</text:p>
          </table:table-cell>
          <table:table-cell office:value-type="float" office:value="3.29924117452986" calcext:value-type="float">
            <text:p>3.29924117452986</text:p>
          </table:table-cell>
          <table:table-cell office:value-type="float" office:value="0.986885400598668" calcext:value-type="float">
            <text:p>0.986885400598668</text:p>
          </table:table-cell>
          <table:table-cell office:value-type="float" office:value="0.022142558218321" calcext:value-type="float">
            <text:p>0.022142558218321</text:p>
          </table:table-cell>
          <table:table-cell office:value-type="float" office:value="0.046911939526011" calcext:value-type="float">
            <text:p>0.046911939526011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екло</text:p>
          </table:table-cell>
          <table:table-cell office:value-type="float" office:value="3.3003300330033" calcext:value-type="float">
            <text:p>3.3003300330033</text:p>
          </table:table-cell>
          <table:table-cell office:value-type="float" office:value="0.91880590816472" calcext:value-type="float">
            <text:p>0.91880590816472</text:p>
          </table:table-cell>
          <table:table-cell office:value-type="float" office:value="0.022224444666689" calcext:value-type="float">
            <text:p>0.022224444666689</text:p>
          </table:table-cell>
          <table:table-cell office:value-type="float" office:value="0.043628379785461" calcext:value-type="float">
            <text:p>0.043628379785461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екло</text:p>
          </table:table-cell>
          <table:table-cell office:value-type="float" office:value="3.19386777387416" calcext:value-type="float">
            <text:p>3.19386777387416</text:p>
          </table:table-cell>
          <table:table-cell office:value-type="float" office:value="0.265327752074116" calcext:value-type="float">
            <text:p>0.265327752074116</text:p>
          </table:table-cell>
          <table:table-cell office:value-type="float" office:value="0.016049586803388" calcext:value-type="float">
            <text:p>0.016049586803388</text:p>
          </table:table-cell>
          <table:table-cell office:value-type="float" office:value="0.072699725394791" calcext:value-type="float">
            <text:p>0.072699725394791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екло</text:p>
          </table:table-cell>
          <table:table-cell office:value-type="float" office:value="3.19284802043423" calcext:value-type="float">
            <text:p>3.19284802043423</text:p>
          </table:table-cell>
          <table:table-cell office:value-type="float" office:value="0.255960716989188" calcext:value-type="float">
            <text:p>0.255960716989188</text:p>
          </table:table-cell>
          <table:table-cell office:value-type="float" office:value="0.016004250728994" calcext:value-type="float">
            <text:p>0.016004250728994</text:p>
          </table:table-cell>
          <table:table-cell office:value-type="float" office:value="0.068178713161148" calcext:value-type="float">
            <text:p>0.068178713161148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екло</text:p>
          </table:table-cell>
          <table:table-cell office:value-type="float" office:value="3.09214594928881" calcext:value-type="float">
            <text:p>3.09214594928881</text:p>
          </table:table-cell>
          <table:table-cell office:value-type="float" office:value="-0.291493618506616" calcext:value-type="float">
            <text:p>-0.291493618506616</text:p>
          </table:table-cell>
          <table:table-cell office:value-type="float" office:value="0.012343896005145" calcext:value-type="float">
            <text:p>0.012343896005145</text:p>
          </table:table-cell>
          <table:table-cell office:value-type="float" office:value="0.111392785720423" calcext:value-type="float">
            <text:p>0.111392785720423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екло</text:p>
          </table:table-cell>
          <table:table-cell office:value-type="float" office:value="3.09405940594059" calcext:value-type="float">
            <text:p>3.09405940594059</text:p>
          </table:table-cell>
          <table:table-cell office:value-type="float" office:value="-0.245186487272628" calcext:value-type="float">
            <text:p>-0.245186487272628</text:p>
          </table:table-cell>
          <table:table-cell office:value-type="float" office:value="0.012401039703169" calcext:value-type="float">
            <text:p>0.012401039703169</text:p>
          </table:table-cell>
          <table:table-cell office:value-type="float" office:value="0.100878424390267" calcext:value-type="float">
            <text:p>0.100878424390267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екло</text:p>
          </table:table-cell>
          <table:table-cell office:value-type="float" office:value="3.00571085061617" calcext:value-type="float">
            <text:p>3.00571085061617</text:p>
          </table:table-cell>
          <table:table-cell office:value-type="float" office:value="-0.676199200365065" calcext:value-type="float">
            <text:p>-0.676199200365065</text:p>
          </table:table-cell>
          <table:table-cell office:value-type="float" office:value="0.010120238554263" calcext:value-type="float">
            <text:p>0.010120238554263</text:p>
          </table:table-cell>
          <table:table-cell office:value-type="float" office:value="0.146729115996984" calcext:value-type="float">
            <text:p>0.146729115996984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екло</text:p>
          </table:table-cell>
          <table:table-cell office:value-type="float" office:value="3.00345397206788" calcext:value-type="float">
            <text:p>3.00345397206788</text:p>
          </table:table-cell>
          <table:table-cell office:value-type="float" office:value="-0.619871293493021" calcext:value-type="float">
            <text:p>-0.619871293493021</text:p>
          </table:table-cell>
          <table:table-cell office:value-type="float" office:value="0.010070256402575" calcext:value-type="float">
            <text:p>0.010070256402575</text:p>
          </table:table-cell>
          <table:table-cell office:value-type="float" office:value="0.383937346956687" calcext:value-type="float">
            <text:p>0.383937346956687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аль</text:p>
          </table:table-cell>
          <table:table-cell office:value-type="float" office:value="3.35683115139308" calcext:value-type="float">
            <text:p>3.35683115139308</text:p>
          </table:table-cell>
          <table:table-cell office:value-type="float" office:value="1.56247661611587" calcext:value-type="float">
            <text:p>1.56247661611587</text:p>
          </table:table-cell>
          <table:table-cell office:value-type="float" office:value="0.027291310173928" calcext:value-type="float">
            <text:p>0.027291310173928</text:p>
          </table:table-cell>
          <table:table-cell office:value-type="float" office:value="0.068341055847785" calcext:value-type="float">
            <text:p>0.068341055847785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аль</text:p>
          </table:table-cell>
          <table:table-cell office:value-type="float" office:value="3.35626783017285" calcext:value-type="float">
            <text:p>3.35626783017285</text:p>
          </table:table-cell>
          <table:table-cell office:value-type="float" office:value="1.46463248820567" calcext:value-type="float">
            <text:p>1.46463248820567</text:p>
          </table:table-cell>
          <table:table-cell office:value-type="float" office:value="0.027231381989232" calcext:value-type="float">
            <text:p>0.027231381989232</text:p>
          </table:table-cell>
          <table:table-cell office:value-type="float" office:value="0.059775597402232" calcext:value-type="float">
            <text:p>0.059775597402232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аль</text:p>
          </table:table-cell>
          <table:table-cell office:value-type="float" office:value="3.2986970146792" calcext:value-type="float">
            <text:p>3.2986970146792</text:p>
          </table:table-cell>
          <table:table-cell office:value-type="float" office:value="0.921831592558931" calcext:value-type="float">
            <text:p>0.921831592558931</text:p>
          </table:table-cell>
          <table:table-cell office:value-type="float" office:value="0.022101822543914" calcext:value-type="float">
            <text:p>0.022101822543914</text:p>
          </table:table-cell>
          <table:table-cell office:value-type="float" office:value="0.078028553988265" calcext:value-type="float">
            <text:p>0.078028553988265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аль</text:p>
          </table:table-cell>
          <table:table-cell office:value-type="float" office:value="3.29815303430079" calcext:value-type="float">
            <text:p>3.29815303430079</text:p>
          </table:table-cell>
          <table:table-cell office:value-type="float" office:value="0.845267769145698" calcext:value-type="float">
            <text:p>0.845267769145698</text:p>
          </table:table-cell>
          <table:table-cell office:value-type="float" office:value="0.022061224309704" calcext:value-type="float">
            <text:p>0.022061224309704</text:p>
          </table:table-cell>
          <table:table-cell office:value-type="float" office:value="0.06949552471047" calcext:value-type="float">
            <text:p>0.06949552471047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аль</text:p>
          </table:table-cell>
          <table:table-cell office:value-type="float" office:value="3.19539862597859" calcext:value-type="float">
            <text:p>3.19539862597859</text:p>
          </table:table-cell>
          <table:table-cell office:value-type="float" office:value="0.342691808050718" calcext:value-type="float">
            <text:p>0.342691808050718</text:p>
          </table:table-cell>
          <table:table-cell office:value-type="float" office:value="0.016118025856134" calcext:value-type="float">
            <text:p>0.016118025856134</text:p>
          </table:table-cell>
          <table:table-cell office:value-type="float" office:value="0.089890106885352" calcext:value-type="float">
            <text:p>0.089890106885352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аль</text:p>
          </table:table-cell>
          <table:table-cell office:value-type="float" office:value="3.19488817891374" calcext:value-type="float">
            <text:p>3.19488817891374</text:p>
          </table:table-cell>
          <table:table-cell office:value-type="float" office:value="0.184629788553936" calcext:value-type="float">
            <text:p>0.184629788553936</text:p>
          </table:table-cell>
          <table:table-cell office:value-type="float" office:value="0.016095154553722" calcext:value-type="float">
            <text:p>0.016095154553722</text:p>
          </table:table-cell>
          <table:table-cell office:value-type="float" office:value="0.087416637830111" calcext:value-type="float">
            <text:p>0.087416637830111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аль</text:p>
          </table:table-cell>
          <table:table-cell office:value-type="float" office:value="3.08880308880309" calcext:value-type="float">
            <text:p>3.08880308880309</text:p>
          </table:table-cell>
          <table:table-cell office:value-type="float" office:value="-0.268618995516352" calcext:value-type="float">
            <text:p>-0.268618995516352</text:p>
          </table:table-cell>
          <table:table-cell office:value-type="float" office:value="0.012245007289606" calcext:value-type="float">
            <text:p>0.012245007289606</text:p>
          </table:table-cell>
          <table:table-cell office:value-type="float" office:value="0.122281022990751" calcext:value-type="float">
            <text:p>0.122281022990751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аль</text:p>
          </table:table-cell>
          <table:table-cell office:value-type="float" office:value="3.0902348578492" calcext:value-type="float">
            <text:p>3.0902348578492</text:p>
          </table:table-cell>
          <table:table-cell office:value-type="float" office:value="-0.329090438854431" calcext:value-type="float">
            <text:p>-0.329090438854431</text:p>
          </table:table-cell>
          <table:table-cell office:value-type="float" office:value="0.012287216134589" calcext:value-type="float">
            <text:p>0.012287216134589</text:p>
          </table:table-cell>
          <table:table-cell office:value-type="float" office:value="0.124918327991924" calcext:value-type="float">
            <text:p>0.124918327991924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аль</text:p>
          </table:table-cell>
          <table:table-cell office:value-type="float" office:value="3.00120048019208" calcext:value-type="float">
            <text:p>3.00120048019208</text:p>
          </table:table-cell>
          <table:table-cell office:value-type="float" office:value="-0.7399560639131" calcext:value-type="float">
            <text:p>-0.7399560639131</text:p>
          </table:table-cell>
          <table:table-cell office:value-type="float" office:value="0.010020702771927" calcext:value-type="float">
            <text:p>0.010020702771927</text:p>
          </table:table-cell>
          <table:table-cell office:value-type="float" office:value="0.159717783815295" calcext:value-type="float">
            <text:p>0.159717783815295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аль</text:p>
          </table:table-cell>
          <table:table-cell office:value-type="float" office:value="3.00025502167684" calcext:value-type="float">
            <text:p>3.00025502167684</text:p>
          </table:table-cell>
          <table:table-cell office:value-type="float" office:value="-0.800154468069208" calcext:value-type="float">
            <text:p>-0.800154468069208</text:p>
          </table:table-cell>
          <table:table-cell office:value-type="float" office:value="0.010000016737528" calcext:value-type="float">
            <text:p>0.010000016737528</text:p>
          </table:table-cell>
          <table:table-cell office:value-type="float" office:value="0.349003925703244" calcext:value-type="float">
            <text:p>0.349003925703244</text:p>
          </table:table-cell>
          <table:table-cell table:number-columns-repeated="12"/>
        </table:table-row>
        <table:table-row table:style-name="ro1">
          <table:table-cell table:number-columns-repeated="31"/>
          <table:table-cell office:value-type="string" calcext:value-type="string">
            <text:p>сталь</text:p>
          </table:table-cell>
          <table:table-cell office:value-type="float" office:value="3.35852225020991" calcext:value-type="float">
            <text:p>3.35852225020991</text:p>
          </table:table-cell>
          <table:table-cell office:value-type="float" office:value="1.16031639664925" calcext:value-type="float">
            <text:p>1.16031639664925</text:p>
          </table:table-cell>
          <table:table-cell office:value-type="float" office:value="0.027472574643844" calcext:value-type="float">
            <text:p>0.027472574643844</text:p>
          </table:table-cell>
          <table:table-cell office:value-type="float" office:value="0.076564697609001" calcext:value-type="float">
            <text:p>0.076564697609001</text:p>
          </table:table-cell>
          <table:table-cell table:number-columns-repeated="12"/>
        </table:table-row>
        <table:table-row table:style-name="ro1" table:number-rows-repeated="9">
          <table:table-cell table:number-columns-repeated="48"/>
        </table:table-row>
        <table:table-row table:style-name="ro1">
          <table:table-cell table:number-columns-repeated="34"/>
          <table:table-cell office:value-type="string" calcext:value-type="string">
            <text:p>$\frac{1000}{T},</text:p>
          </table:table-cell>
          <table:table-cell office:value-type="string" calcext:value-type="string">
            <text:p>\text{К}^{-1}$</text:p>
          </table:table-cell>
          <table:table-cell/>
          <table:table-cell office:value-type="string" calcext:value-type="string">
            <text:p>{1</text:p>
          </table:table-cell>
          <table:table-cell office:value-type="string" calcext:value-type="string">
            <text:p>\text{Па}</text:p>
          </table:table-cell>
          <table:table-cell office:value-type="string" calcext:value-type="string">
            <text:p>\cdot</text:p>
          </table:table-cell>
          <table:table-cell office:value-type="string" calcext:value-type="string">
            <text:p>\text{с}})$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\e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/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\eta</text:p>
          </table:table-cell>
        </table:table-row>
        <table:table-row table:style-name="ro1">
          <table:table-cell table:number-columns-repeated="34"/>
          <table:table-cell office:value-type="float" office:value="3.36360578540195" calcext:value-type="float">
            <text:p>3.36360578540195</text:p>
          </table:table-cell>
          <table:table-cell office:value-type="float" office:value="1.31550424239368" calcext:value-type="float">
            <text:p>1.31550424239368</text:p>
          </table:table-cell>
          <table:table-cell office:value-type="float" office:value="0.028030048211683" calcext:value-type="float">
            <text:p>0.028030048211683</text:p>
          </table:table-cell>
          <table:table-cell office:value-type="float" office:value="0.041123154508633" calcext:value-type="float">
            <text:p>0.041123154508633</text:p>
          </table:table-cell>
          <table:table-cell table:number-columns-repeated="10"/>
        </table:table-row>
        <table:table-row table:style-name="ro1">
          <table:table-cell table:number-columns-repeated="34"/>
          <table:table-cell office:value-type="float" office:value="3.29978551394159" calcext:value-type="float">
            <text:p>3.29978551394159</text:p>
          </table:table-cell>
          <table:table-cell office:value-type="float" office:value="0.953424894694535" calcext:value-type="float">
            <text:p>0.953424894694535</text:p>
          </table:table-cell>
          <table:table-cell office:value-type="float" office:value="0.022183432026498" calcext:value-type="float">
            <text:p>0.022183432026498</text:p>
          </table:table-cell>
          <table:table-cell office:value-type="float" office:value="0.048508193560825" calcext:value-type="float">
            <text:p>0.048508193560825</text:p>
          </table:table-cell>
          <table:table-cell table:number-columns-repeated="10"/>
        </table:table-row>
        <table:table-row table:style-name="ro1">
          <table:table-cell table:number-columns-repeated="34"/>
          <table:table-cell office:value-type="float" office:value="3.19335781574325" calcext:value-type="float">
            <text:p>3.19335781574325</text:p>
          </table:table-cell>
          <table:table-cell office:value-type="float" office:value="0.260655202159841" calcext:value-type="float">
            <text:p>0.260655202159841</text:p>
          </table:table-cell>
          <table:table-cell office:value-type="float" office:value="0.016026889915901" calcext:value-type="float">
            <text:p>0.016026889915901</text:p>
          </table:table-cell>
          <table:table-cell office:value-type="float" office:value="0.073040213344441" calcext:value-type="float">
            <text:p>0.073040213344441</text:p>
          </table:table-cell>
          <table:table-cell table:number-columns-repeated="10"/>
        </table:table-row>
        <table:table-row table:style-name="ro1">
          <table:table-cell table:number-columns-repeated="34"/>
          <table:table-cell office:value-type="float" office:value="3.09310238168883" calcext:value-type="float">
            <text:p>3.09310238168883</text:p>
          </table:table-cell>
          <table:table-cell office:value-type="float" office:value="-0.268072033034968" calcext:value-type="float">
            <text:p>-0.268072033034968</text:p>
          </table:table-cell>
          <table:table-cell office:value-type="float" office:value="0.012372409526755" calcext:value-type="float">
            <text:p>0.012372409526755</text:p>
          </table:table-cell>
          <table:table-cell office:value-type="float" office:value="0.108814106329867" calcext:value-type="float">
            <text:p>0.108814106329867</text:p>
          </table:table-cell>
          <table:table-cell table:number-columns-repeated="10"/>
        </table:table-row>
        <table:table-row table:style-name="ro1">
          <table:table-cell table:number-columns-repeated="34"/>
          <table:table-cell office:value-type="float" office:value="3.00458198753098" calcext:value-type="float">
            <text:p>3.00458198753098</text:p>
          </table:table-cell>
          <table:table-cell office:value-type="float" office:value="-0.647638695212995" calcext:value-type="float">
            <text:p>-0.647638695212995</text:p>
          </table:table-cell>
          <table:table-cell office:value-type="float" office:value="0.010095193574233" calcext:value-type="float">
            <text:p>0.010095193574233</text:p>
          </table:table-cell>
          <table:table-cell office:value-type="float" office:value="0.142597736296762" calcext:value-type="float">
            <text:p>0.142597736296762</text:p>
          </table:table-cell>
          <table:table-cell table:number-columns-repeated="10"/>
        </table:table-row>
        <table:table-row table:style-name="ro1">
          <table:table-cell table:number-columns-repeated="34"/>
          <table:table-cell office:value-type="float" office:value="3.35654946714777" calcext:value-type="float">
            <text:p>3.35654946714777</text:p>
          </table:table-cell>
          <table:table-cell office:value-type="float" office:value="1.51475075928502" calcext:value-type="float">
            <text:p>1.51475075928502</text:p>
          </table:table-cell>
          <table:table-cell office:value-type="float" office:value="0.027261315469221" calcext:value-type="float">
            <text:p>0.027261315469221</text:p>
          </table:table-cell>
          <table:table-cell office:value-type="float" office:value="0.071681776586134" calcext:value-type="float">
            <text:p>0.071681776586134</text:p>
          </table:table-cell>
          <table:table-cell table:number-columns-repeated="10"/>
        </table:table-row>
        <table:table-row table:style-name="ro1">
          <table:table-cell table:number-columns-repeated="34"/>
          <table:table-cell office:value-type="float" office:value="3.29842500206152" calcext:value-type="float">
            <text:p>3.29842500206152</text:p>
          </table:table-cell>
          <table:table-cell office:value-type="float" office:value="0.884282254328833" calcext:value-type="float">
            <text:p>0.884282254328833</text:p>
          </table:table-cell>
          <table:table-cell office:value-type="float" office:value="0.022081506289952" calcext:value-type="float">
            <text:p>0.022081506289952</text:p>
          </table:table-cell>
          <table:table-cell office:value-type="float" office:value="0.081014177863109" calcext:value-type="float">
            <text:p>0.081014177863109</text:p>
          </table:table-cell>
          <table:table-cell table:number-columns-repeated="10"/>
        </table:table-row>
        <table:table-row table:style-name="ro1">
          <table:table-cell table:number-columns-repeated="34"/>
          <table:table-cell office:value-type="float" office:value="3.19514338205927" calcext:value-type="float">
            <text:p>3.19514338205927</text:p>
          </table:table-cell>
          <table:table-cell office:value-type="float" office:value="0.266780503018261" calcext:value-type="float">
            <text:p>0.266780503018261</text:p>
          </table:table-cell>
          <table:table-cell office:value-type="float" office:value="0.016106582896329" calcext:value-type="float">
            <text:p>0.016106582896329</text:p>
          </table:table-cell>
          <table:table-cell office:value-type="float" office:value="0.096979459144842" calcext:value-type="float">
            <text:p>0.096979459144842</text:p>
          </table:table-cell>
          <table:table-cell table:number-columns-repeated="10"/>
        </table:table-row>
        <table:table-row table:style-name="ro1">
          <table:table-cell table:number-columns-repeated="34"/>
          <table:table-cell office:value-type="float" office:value="3.08951880744574" calcext:value-type="float">
            <text:p>3.08951880744574</text:p>
          </table:table-cell>
          <table:table-cell office:value-type="float" office:value="-0.298397687382624" calcext:value-type="float">
            <text:p>-0.298397687382624</text:p>
          </table:table-cell>
          <table:table-cell office:value-type="float" office:value="0.012266079632539" calcext:value-type="float">
            <text:p>0.012266079632539</text:p>
          </table:table-cell>
          <table:table-cell office:value-type="float" office:value="0.12597715170372" calcext:value-type="float">
            <text:p>0.12597715170372</text:p>
          </table:table-cell>
          <table:table-cell table:number-columns-repeated="10"/>
        </table:table-row>
        <table:table-row table:style-name="ro1">
          <table:table-cell table:number-columns-repeated="34"/>
          <table:table-cell office:value-type="float" office:value="3.00072767646154" calcext:value-type="float">
            <text:p>3.00072767646154</text:p>
          </table:table-cell>
          <table:table-cell office:value-type="float" office:value="-0.769602353389024" calcext:value-type="float">
            <text:p>-0.769602353389024</text:p>
          </table:table-cell>
          <table:table-cell office:value-type="float" office:value="0.010010350448977" calcext:value-type="float">
            <text:p>0.010010350448977</text:p>
          </table:table-cell>
          <table:table-cell office:value-type="float" office:value="0.164523710424553" calcext:value-type="float">
            <text:p>0.164523710424553</text:p>
          </table:table-cell>
          <table:table-cell table:number-columns-repeated="10"/>
        </table:table-row>
        <calcext:conditional-formats>
          <calcext:conditional-format calcext:target-range-address="Sheet1.P81:Sheet1.P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T81:Sheet1.T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P81:Sheet1.P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T81:Sheet1.T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P81:Sheet1.P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T81:Sheet1.T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P82:Sheet1.P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T82:Sheet1.T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O81:Sheet1.AA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O83:Sheet1.AA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O82:Sheet1.AA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T87:Sheet1.T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T87:Sheet1.T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T87:Sheet1.T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T87:Sheet1.T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P85:Sheet1.P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T95:Sheet1.T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T97:Sheet1.T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Q95:Sheet1.Q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U95:Sheet1.U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P95:Sheet1.P1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T101:Sheet1.T1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T101:Sheet1.T1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P101:Sheet1.P1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L105:Sheet1.AL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M105:Sheet1.AN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K97:Sheet1.AK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G84:Sheet1.AG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08:54:08.247630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0:18:16.429361111</meta:creation-date>
    <dc:date>2020-04-26T20:35:19.255301015</dc:date>
    <meta:editing-duration>PT10H2M12S</meta:editing-duration>
    <meta:editing-cycles>15</meta:editing-cycles>
    <meta:generator>LibreOffice/6.0.7.3$Linux_X86_64 LibreOffice_project/00m0$Build-3</meta:generator>
    <meta:document-statistic meta:table-count="1" meta:cell-count="12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R10:Sheet1.R20" chart:error-lower-range="Sheet1.R10:Sheet1.R2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R10:Sheet1.R20" chart:error-lower-range="Sheet1.R10:Sheet1.R2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error-upper-indicator="true" chart:error-lower-indicator="true" chart:error-category="cell-range" chart:error-upper-range="Sheet1.R10:Sheet1.R20" chart:error-lower-range="Sheet1.R10:Sheet1.R20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099cm" svg:height="18.063cm" xlink:href=".." xlink:type="simple" chart:class="chart:scatter" chart:style-name="ch1">
        <chart:legend chart:legend-position="end" svg:x="27.977cm" svg:y="8.483cm" style:legend-expansion="high" chart:style-name="ch2"/>
        <chart:plot-area chart:style-name="ch3" table:cell-range-address="Sheet1.N10:Sheet1.N20 Sheet1.Q10:Sheet1.Q20" svg:x="0.641cm" svg:y="0.361cm" svg:width="26.695cm" svg:height="17.341cm">
          <chartooo:coordinate-region svg:x="1.474cm" svg:y="0.56cm" svg:width="25.622cm" svg:height="16.9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Q10:Sheet1.Q20" chart:class="chart:scatter">
            <chart:domain table:cell-range-address="Sheet1.N10:Sheet1.N20"/>
            <chart:regression-curve chart:style-name="ch7"/>
            <chart:error-indicator chart:style-name="ch8" chart:dimension="y"/>
            <chart:data-point/>
            <chart:data-point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6388865528551">
                <text:p>3.36388865528551</text:p>
                <draw:g>
                  <svg:desc>Sheet1.N10:Sheet1.N20</svg:desc>
                </draw:g>
              </table:table-cell>
              <table:table-cell office:value-type="float" office:value="0.205652610499967">
                <text:p>0.205652610499967</text:p>
                <draw:g>
                  <svg:desc>Sheet1.Q10:Sheet1.Q20</svg:desc>
                </draw:g>
              </table:table-cell>
              <table:table-cell office:value-type="float" office:value="0.0859826143858931">
                <text:p>0.0859826143858931</text:p>
                <draw:g>
                  <svg:desc>Sheet1.R10:Sheet1.R20</svg:desc>
                </draw:g>
              </table:table-cell>
              <table:table-cell office:value-type="float" office:value="0.0859826143858931">
                <text:p>0.0859826143858931</text:p>
                <draw:g>
                  <svg:desc>Sheet1.R10:Sheet1.R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0250990752972">
                <text:p>3.30250990752972</text:p>
              </table:table-cell>
              <table:table-cell office:value-type="float" office:value="0.00381874653502633">
                <text:p>0.00381874653502633</text:p>
              </table:table-cell>
              <table:table-cell office:value-type="float" office:value="0.0298506586830377">
                <text:p>0.0298506586830377</text:p>
              </table:table-cell>
              <table:table-cell office:value-type="float" office:value="0.0298506586830377">
                <text:p>0.0298506586830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9744204636291">
                <text:p>3.19744204636291</text:p>
              </table:table-cell>
              <table:table-cell office:value-type="float" office:value="-0.279375583776214">
                <text:p>-0.279375583776214</text:p>
              </table:table-cell>
              <table:table-cell office:value-type="float" office:value="0.0321675196786405">
                <text:p>0.0321675196786405</text:p>
              </table:table-cell>
              <table:table-cell office:value-type="float" office:value="0.0321675196786405">
                <text:p>0.0321675196786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9429875454475">
                <text:p>3.09429875454475</text:p>
              </table:table-cell>
              <table:table-cell office:value-type="float" office:value="-0.515156599201257">
                <text:p>-0.515156599201257</text:p>
              </table:table-cell>
              <table:table-cell office:value-type="float" office:value="0.0203477499025836">
                <text:p>0.0203477499025836</text:p>
              </table:table-cell>
              <table:table-cell office:value-type="float" office:value="0.0203477499025836">
                <text:p>0.0203477499025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0616263339847">
                <text:p>3.00616263339847</text:p>
              </table:table-cell>
              <table:table-cell office:value-type="float" office:value="-0.697343813503345">
                <text:p>-0.697343813503345</text:p>
              </table:table-cell>
              <table:table-cell office:value-type="float" office:value="0.0442640722267756">
                <text:p>0.0442640722267756</text:p>
              </table:table-cell>
              <table:table-cell office:value-type="float" office:value="0.0442640722267756">
                <text:p>0.0442640722267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9.009cm" xlink:href=".." xlink:type="simple" chart:class="chart:scatter" chart:style-name="ch1">
        <chart:legend chart:legend-position="end" svg:x="13.488cm" svg:y="4.205cm" style:legend-expansion="high" chart:style-name="ch2"/>
        <chart:plot-area chart:style-name="ch3" table:cell-range-address="Sheet1.AF96:Sheet1.AG100" svg:x="0.32cm" svg:y="0.18cm" svg:width="12.848cm" svg:height="8.649cm">
          <chartooo:coordinate-region svg:x="1.232cm" svg:y="0.38cm" svg:width="11.696cm" svg:height="7.8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G96:Sheet1.AG100" chart:class="chart:scatter">
            <chart:domain table:cell-range-address="Sheet1.AF96:Sheet1.AF100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2595310933333">
                <text:p>4.32595310933333</text:p>
                <draw:g>
                  <svg:desc>Sheet1.AF96:Sheet1.AF100</svg:desc>
                </draw:g>
              </table:table-cell>
              <table:table-cell office:value-type="float" office:value="3.35626783017285">
                <text:p>3.35626783017285</text:p>
                <draw:g>
                  <svg:desc>Sheet1.AG96:Sheet1.A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1389059911111">
                <text:p>2.51389059911111</text:p>
              </table:table-cell>
              <table:table-cell office:value-type="float" office:value="3.2986970146792">
                <text:p>3.2986970146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2860125866667">
                <text:p>2.32860125866667</text:p>
              </table:table-cell>
              <table:table-cell office:value-type="float" office:value="3.29815303430079">
                <text:p>3.29815303430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08734534375">
                <text:p>1.408734534375</text:p>
              </table:table-cell>
              <table:table-cell office:value-type="float" office:value="3.19539862597859">
                <text:p>3.19539862597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0277307733333">
                <text:p>1.20277307733333</text:p>
              </table:table-cell>
              <table:table-cell office:value-type="float" office:value="3.19488817891374">
                <text:p>3.194888178913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